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ce1" office:value-type="string" calcext:value-type="string">
            <text:p>walk 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walk_fast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tair_up</text:p>
          </table:table-cell>
          <table:table-cell office:value-type="string" calcext:value-type="string">
            <text:p>stair_dow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athrom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Worship room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1M00S" calcext:value-type="time">
            <text:p>06:01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2M00S" calcext:value-type="time">
            <text:p>06:02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3M00S" calcext:value-type="time">
            <text:p>06:03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4M00S" calcext:value-type="time">
            <text:p>06:04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5M00S" calcext:value-type="time">
            <text:p>06:05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6M00S" calcext:value-type="time">
            <text:p>06:06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7M00S" calcext:value-type="time">
            <text:p>06:07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8M00S" calcext:value-type="time">
            <text:p>06:08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09M00S" calcext:value-type="time">
            <text:p>06:09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0M00S" calcext:value-type="time">
            <text:p>06:1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1M00S" calcext:value-type="time">
            <text:p>06:11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2M00S" calcext:value-type="time">
            <text:p>06:12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3M00S" calcext:value-type="time">
            <text:p>06:13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4M00S" calcext:value-type="time">
            <text:p>06:14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5M00S" calcext:value-type="time">
            <text:p>06:15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6M00S" calcext:value-type="time">
            <text:p>06:16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7M00S" calcext:value-type="time">
            <text:p>06:17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8M00S" calcext:value-type="time">
            <text:p>06:18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19M00S" calcext:value-type="time">
            <text:p>06:19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0M00S" calcext:value-type="time">
            <text:p>06:2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1M00S" calcext:value-type="time">
            <text:p>06:21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2M00S" calcext:value-type="time">
            <text:p>06:22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3M00S" calcext:value-type="time">
            <text:p>06:23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4M00S" calcext:value-type="time">
            <text:p>06:24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5M00S" calcext:value-type="time">
            <text:p>06:25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6M00S" calcext:value-type="time">
            <text:p>06:26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7M00S" calcext:value-type="time">
            <text:p>06:27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8M00S" calcext:value-type="time">
            <text:p>06:28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29M00S" calcext:value-type="time">
            <text:p>06:29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0M00S" calcext:value-type="time">
            <text:p>06:3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1M00S" calcext:value-type="time">
            <text:p>06:31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2M00S" calcext:value-type="time">
            <text:p>06:32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3M00S" calcext:value-type="time">
            <text:p>06:33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4M00S" calcext:value-type="time">
            <text:p>06:34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5M00S" calcext:value-type="time">
            <text:p>06:35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6M00S" calcext:value-type="time">
            <text:p>06:36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7M00S" calcext:value-type="time">
            <text:p>06:37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8M00S" calcext:value-type="time">
            <text:p>06:38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39M00S" calcext:value-type="time">
            <text:p>06:39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0M00S" calcext:value-type="time">
            <text:p>06:4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1M00S" calcext:value-type="time">
            <text:p>06:41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2M00S" calcext:value-type="time">
            <text:p>06:42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3M00S" calcext:value-type="time">
            <text:p>06:43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4M00S" calcext:value-type="time">
            <text:p>06:44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5M00S" calcext:value-type="time">
            <text:p>06:45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6M00S" calcext:value-type="time">
            <text:p>06:46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7M00S" calcext:value-type="time">
            <text:p>06:47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8M00S" calcext:value-type="time">
            <text:p>06:48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49M00S" calcext:value-type="time">
            <text:p>06:49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50M00S" calcext:value-type="time">
            <text:p>06:50: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eeping</text:p>
          </table:table-cell>
        </table:table-row>
        <table:table-row table:style-name="ro1">
          <table:table-cell office:value-type="time" office:time-value="PT06H51M00S" calcext:value-type="time">
            <text:p>06:5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06H52M00S" calcext:value-type="time">
            <text:p>06:52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06H53M00S" calcext:value-type="time">
            <text:p>06:53:0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06H54M00S" calcext:value-type="time">
            <text:p>06:54:0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06H55M00S" calcext:value-type="time">
            <text:p>06:55: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time" office:time-value="PT06H56M00S" calcext:value-type="time">
            <text:p>06:5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time" office:time-value="PT06H57M00S" calcext:value-type="time">
            <text:p>06:57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ilet</text:p>
          </table:table-cell>
        </table:table-row>
        <table:table-row table:style-name="ro1">
          <table:table-cell office:value-type="time" office:time-value="PT06H58M00S" calcext:value-type="time">
            <text:p>06:58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ilet</text:p>
          </table:table-cell>
        </table:table-row>
        <table:table-row table:style-name="ro1">
          <table:table-cell office:value-type="time" office:time-value="PT06H59M00S" calcext:value-type="time">
            <text:p>06:59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ilet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ilet</text:p>
          </table:table-cell>
        </table:table-row>
        <table:table-row table:style-name="ro1">
          <table:table-cell office:value-type="time" office:time-value="PT07H01M00S" calcext:value-type="time">
            <text:p>07:0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02M00S" calcext:value-type="time">
            <text:p>07:0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3M00S" calcext:value-type="time">
            <text:p>07:03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4M00S" calcext:value-type="time">
            <text:p>07:04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5M00S" calcext:value-type="time">
            <text:p>07:0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6M00S" calcext:value-type="time">
            <text:p>07:06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7M00S" calcext:value-type="time">
            <text:p>07:07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8M00S" calcext:value-type="time">
            <text:p>07:0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0M00S" calcext:value-type="time">
            <text:p>07:1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1M00S" calcext:value-type="time">
            <text:p>07:11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2M00S" calcext:value-type="time">
            <text:p>07:1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3M00S" calcext:value-type="time">
            <text:p>07:13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4M00S" calcext:value-type="time">
            <text:p>07:1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5M00S" calcext:value-type="time">
            <text:p>07:15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6M00S" calcext:value-type="time">
            <text:p>07:16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7M00S" calcext:value-type="time">
            <text:p>07:17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8M00S" calcext:value-type="time">
            <text:p>07:1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19M00S" calcext:value-type="time">
            <text:p>07:1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0M00S" calcext:value-type="time">
            <text:p>07:2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1M00S" calcext:value-type="time">
            <text:p>07:21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2M00S" calcext:value-type="time">
            <text:p>07:22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3M00S" calcext:value-type="time">
            <text:p>07:23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4M00S" calcext:value-type="time">
            <text:p>07:24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5M00S" calcext:value-type="time">
            <text:p>07:2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6M00S" calcext:value-type="time">
            <text:p>07:26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7M00S" calcext:value-type="time">
            <text:p>07:27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8M00S" calcext:value-type="time">
            <text:p>07:2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29M00S" calcext:value-type="time">
            <text:p>07:2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0M00S" calcext:value-type="time">
            <text:p>07:3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1M00S" calcext:value-type="time">
            <text:p>07:31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2M00S" calcext:value-type="time">
            <text:p>07:3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3M00S" calcext:value-type="time">
            <text:p>07:33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4M00S" calcext:value-type="time">
            <text:p>07:34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5M00S" calcext:value-type="time">
            <text:p>07:3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6M00S" calcext:value-type="time">
            <text:p>07:36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7M00S" calcext:value-type="time">
            <text:p>07:37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8M00S" calcext:value-type="time">
            <text:p>07:3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39M00S" calcext:value-type="time">
            <text:p>07:3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0M00S" calcext:value-type="time">
            <text:p>07:4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1M00S" calcext:value-type="time">
            <text:p>07:4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2M00S" calcext:value-type="time">
            <text:p>07:4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3M00S" calcext:value-type="time">
            <text:p>07:43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4M00S" calcext:value-type="time">
            <text:p>07:44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5M00S" calcext:value-type="time">
            <text:p>07:4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6M00S" calcext:value-type="time">
            <text:p>07:46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7M00S" calcext:value-type="time">
            <text:p>07:47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8M00S" calcext:value-type="time">
            <text:p>07:4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49M00S" calcext:value-type="time">
            <text:p>07:4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0M00S" calcext:value-type="time">
            <text:p>07:5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1M00S" calcext:value-type="time">
            <text:p>07:51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2M00S" calcext:value-type="time">
            <text:p>07:5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3M00S" calcext:value-type="time">
            <text:p>07:53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4M00S" calcext:value-type="time">
            <text:p>07:54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5M00S" calcext:value-type="time">
            <text:p>07:5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6M00S" calcext:value-type="time">
            <text:p>07:56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7M00S" calcext:value-type="time">
            <text:p>07:57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8M00S" calcext:value-type="time">
            <text:p>07:58: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7H59M00S" calcext:value-type="time">
            <text:p>07:5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1M00S" calcext:value-type="time">
            <text:p>08:01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2M00S" calcext:value-type="time">
            <text:p>08:02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4M00S" calcext:value-type="time">
            <text:p>08:04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5M00S" calcext:value-type="time">
            <text:p>08:05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6M00S" calcext:value-type="time">
            <text:p>08:06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7M00S" calcext:value-type="time">
            <text:p>08:07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8M00S" calcext:value-type="time">
            <text:p>08:08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09M00S" calcext:value-type="time">
            <text:p>08:0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10M00S" calcext:value-type="time">
            <text:p>08:1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lking_outdoor</text:p>
          </table:table-cell>
        </table:table-row>
        <table:table-row table:style-name="ro1">
          <table:table-cell office:value-type="time" office:time-value="PT08H10M59.999999999S" calcext:value-type="time">
            <text:p>08:1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1M59.999999999S" calcext:value-type="time">
            <text:p>08:12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2M59.999999999S" calcext:value-type="time">
            <text:p>08:13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3M59.999999999S" calcext:value-type="time">
            <text:p>08:14: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4M59.999999999S" calcext:value-type="time">
            <text:p>08:15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5M59.999999999S" calcext:value-type="time">
            <text:p>08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6M59.999999999S" calcext:value-type="time">
            <text:p>08:17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7M59.999999999S" calcext:value-type="time">
            <text:p>08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8M59.999999999S" calcext:value-type="time">
            <text:p>08:19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19M59.999999999S" calcext:value-type="time">
            <text:p>08:2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20M59.999999999S" calcext:value-type="time">
            <text:p>08:21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time" office:time-value="PT08H21M59.999999999S" calcext:value-type="time">
            <text:p>08:22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2M59.999999999S" calcext:value-type="time">
            <text:p>08:23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3M59.999999999S" calcext:value-type="time">
            <text:p>08:24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4M59.999999999S" calcext:value-type="time">
            <text:p>08:25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5M59.999999999S" calcext:value-type="time">
            <text:p>08:26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6M59.999999999S" calcext:value-type="time">
            <text:p>08:27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7M59.999999999S" calcext:value-type="time">
            <text:p>08:28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8M59.999999999S" calcext:value-type="time">
            <text:p>08:29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29M59.999999999S" calcext:value-type="time">
            <text:p>08:30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30M59.999999999S" calcext:value-type="time">
            <text:p>08:31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31M59.999999999S" calcext:value-type="time">
            <text:p>08:32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32M59.999999999S" calcext:value-type="time">
            <text:p>08:33: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room_activities</text:p>
          </table:table-cell>
        </table:table-row>
        <table:table-row table:style-name="ro1">
          <table:table-cell office:value-type="time" office:time-value="PT08H33M59.999999999S" calcext:value-type="time">
            <text:p>08:3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4M59.999999999S" calcext:value-type="time">
            <text:p>08:34:5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5M59.999999999S" calcext:value-type="time">
            <text:p>08:3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6M59.999999999S" calcext:value-type="time">
            <text:p>08:3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7M59.999999999S" calcext:value-type="time">
            <text:p>08:3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8M59.999999999S" calcext:value-type="time">
            <text:p>08:3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39M59.999999999S" calcext:value-type="time">
            <text:p>08:3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0M59.999999999S" calcext:value-type="time">
            <text:p>08:4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1M59.999999999S" calcext:value-type="time">
            <text:p>08:4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2M59.999999999S" calcext:value-type="time">
            <text:p>08:4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3M59.999999999S" calcext:value-type="time">
            <text:p>08:4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4M59.999999999S" calcext:value-type="time">
            <text:p>08:4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5M59.999999999S" calcext:value-type="time">
            <text:p>08:4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orship</text:p>
          </table:table-cell>
        </table:table-row>
        <table:table-row table:style-name="ro1">
          <table:table-cell office:value-type="time" office:time-value="PT08H46M59.999999999S" calcext:value-type="time">
            <text:p>08:4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eakfast</text:p>
          </table:table-cell>
        </table:table-row>
        <table:table-row table:style-name="ro1">
          <table:table-cell office:value-type="time" office:time-value="PT08H47M59.999999999S" calcext:value-type="time">
            <text:p>08:4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eakfast</text:p>
          </table:table-cell>
        </table:table-row>
        <table:table-row table:style-name="ro1">
          <table:table-cell office:value-type="time" office:time-value="PT08H48M59.999999999S" calcext:value-type="time">
            <text:p>08:4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eakfast</text:p>
          </table:table-cell>
        </table:table-row>
        <table:table-row table:style-name="ro1">
          <table:table-cell office:value-type="time" office:time-value="PT08H49M59.999999999S" calcext:value-type="time">
            <text:p>08:49:5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time" office:time-value="PT08H50M59.999999999S" calcext:value-type="time">
            <text:p>08:50:5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time" office:time-value="PT08H51M59.999999999S" calcext:value-type="time">
            <text:p>08:5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time" office:time-value="PT08H52M59.999999999S" calcext:value-type="time">
            <text:p>08:52:5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3M59.999999999S" calcext:value-type="time">
            <text:p>08:5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4M59.999999999S" calcext:value-type="time">
            <text:p>08:5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5M59.999999999S" calcext:value-type="time">
            <text:p>08:5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6M59.999999999S" calcext:value-type="time">
            <text:p>08:5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7M59.999999999S" calcext:value-type="time">
            <text:p>08:5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8M59.999999999S" calcext:value-type="time">
            <text:p>08:5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8H59M59.999999999S" calcext:value-type="time">
            <text:p>08:5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Relax</text:p>
          </table:table-cell>
        </table:table-row>
        <table:table-row table:style-name="ro1">
          <table:table-cell office:value-type="time" office:time-value="PT09H00M59.999999999S" calcext:value-type="time">
            <text:p>09:0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Relax</text:p>
          </table:table-cell>
        </table:table-row>
        <table:table-row table:style-name="ro1">
          <table:table-cell office:value-type="time" office:time-value="PT09H01M59.999999999S" calcext:value-type="time">
            <text:p>09:0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Relax</text:p>
          </table:table-cell>
        </table:table-row>
        <table:table-row table:style-name="ro1">
          <table:table-cell office:value-type="time" office:time-value="PT09H02M59.999999999S" calcext:value-type="time">
            <text:p>09:0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3M59.999999999S" calcext:value-type="time">
            <text:p>09:0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4M59.999999999S" calcext:value-type="time">
            <text:p>09:0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5M59.999999999S" calcext:value-type="time">
            <text:p>09:0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6M59.999999999S" calcext:value-type="time">
            <text:p>09:0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7M59.999999999S" calcext:value-type="time">
            <text:p>09:0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08M59.999999999S" calcext:value-type="time">
            <text:p>09:0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09M59.999999999S" calcext:value-type="time">
            <text:p>09:0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0M59.999999999S" calcext:value-type="time">
            <text:p>09:1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1M59.999999999S" calcext:value-type="time">
            <text:p>09:1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2M59.999999999S" calcext:value-type="time">
            <text:p>09:1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3M59.999999999S" calcext:value-type="time">
            <text:p>09:1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4M59.999999999S" calcext:value-type="time">
            <text:p>09:1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5M59.999999999S" calcext:value-type="time">
            <text:p>09:1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it_mobile</text:p>
          </table:table-cell>
        </table:table-row>
        <table:table-row table:style-name="ro1">
          <table:table-cell office:value-type="time" office:time-value="PT09H16M59.999999999S" calcext:value-type="time">
            <text:p>09:1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17M59.999999999S" calcext:value-type="time">
            <text:p>09:1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ad_newspaper</text:p>
          </table:table-cell>
        </table:table-row>
        <table:table-row table:style-name="ro1">
          <table:table-cell office:value-type="time" office:time-value="PT09H18M59.999999999S" calcext:value-type="time">
            <text:p>09:1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19M59.999999999S" calcext:value-type="time">
            <text:p>09:1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0M59.999999999S" calcext:value-type="time">
            <text:p>09:2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1M59.999999999S" calcext:value-type="time">
            <text:p>09:2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2M59.999999999S" calcext:value-type="time">
            <text:p>09:2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3M59.999999999S" calcext:value-type="time">
            <text:p>09:2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4M59.999999999S" calcext:value-type="time">
            <text:p>09:2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5M59.999999999S" calcext:value-type="time">
            <text:p>09:2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6M59.999999999S" calcext:value-type="time">
            <text:p>09:2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7M59.999999999S" calcext:value-type="time">
            <text:p>09:2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8M59.999999999S" calcext:value-type="time">
            <text:p>09:2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29M59.999999999S" calcext:value-type="time">
            <text:p>09:2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0M59.999999999S" calcext:value-type="time">
            <text:p>09:3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1M59.999999999S" calcext:value-type="time">
            <text:p>09:3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2M59.999999999S" calcext:value-type="time">
            <text:p>09:3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3M59.999999999S" calcext:value-type="time">
            <text:p>09:3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4M59.999999999S" calcext:value-type="time">
            <text:p>09:3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5M59.999999999S" calcext:value-type="time">
            <text:p>09:3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6M59.999999999S" calcext:value-type="time">
            <text:p>09:3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7M59.999999999S" calcext:value-type="time">
            <text:p>09:3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8M59.999999999S" calcext:value-type="time">
            <text:p>09:3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39M59.999999999S" calcext:value-type="time">
            <text:p>09:3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0M59.999999999S" calcext:value-type="time">
            <text:p>09:4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1M59.999999999S" calcext:value-type="time">
            <text:p>09:4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2M59.999999999S" calcext:value-type="time">
            <text:p>09:4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3M59.999999999S" calcext:value-type="time">
            <text:p>09:4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4M59.999999999S" calcext:value-type="time">
            <text:p>09:4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5M59.999999999S" calcext:value-type="time">
            <text:p>09:4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6M59.999999999S" calcext:value-type="time">
            <text:p>09:46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7M59.999999999S" calcext:value-type="time">
            <text:p>09:47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8M59.999999999S" calcext:value-type="time">
            <text:p>09:48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49M59.999999999S" calcext:value-type="time">
            <text:p>09:49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0M59.999999999S" calcext:value-type="time">
            <text:p>09:50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1M59.999999999S" calcext:value-type="time">
            <text:p>09:51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2M59.999999999S" calcext:value-type="time">
            <text:p>09:52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3M59.999999999S" calcext:value-type="time">
            <text:p>09:5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4M59.999999999S" calcext:value-type="time">
            <text:p>09:54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5M59.999999999S" calcext:value-type="time">
            <text:p>09:55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atch_TV</text:p>
          </table:table-cell>
        </table:table-row>
        <table:table-row table:style-name="ro1">
          <table:table-cell office:value-type="time" office:time-value="PT09H56M59.999999999S" calcext:value-type="time">
            <text:p>09:56:59</text:p>
          </table:table-cell>
          <table:table-cell table:number-columns-repeated="14"/>
        </table:table-row>
        <table:table-row table:style-name="ro1">
          <table:table-cell office:value-type="time" office:time-value="PT09H57M59.999999999S" calcext:value-type="time">
            <text:p>09:57:59</text:p>
          </table:table-cell>
          <table:table-cell table:number-columns-repeated="14"/>
        </table:table-row>
        <table:table-row table:style-name="ro1">
          <table:table-cell office:value-type="time" office:time-value="PT09H58M59.999999999S" calcext:value-type="time">
            <text:p>09:58:59</text:p>
          </table:table-cell>
          <table:table-cell table:number-columns-repeated="14"/>
        </table:table-row>
        <table:table-row table:style-name="ro1">
          <table:table-cell office:value-type="time" office:time-value="PT09H59M59.999999999S" calcext:value-type="time">
            <text:p>09:59:59</text:p>
          </table:table-cell>
          <table:table-cell table:number-columns-repeated="14"/>
        </table:table-row>
        <table:table-row table:style-name="ro1">
          <table:table-cell office:value-type="time" office:time-value="PT10H00M59.999999999S" calcext:value-type="time">
            <text:p>10:00:59</text:p>
          </table:table-cell>
          <table:table-cell table:number-columns-repeated="14"/>
        </table:table-row>
        <table:table-row table:style-name="ro1">
          <table:table-cell office:value-type="time" office:time-value="PT10H01M59.999999999S" calcext:value-type="time">
            <text:p>10:01:59</text:p>
          </table:table-cell>
          <table:table-cell table:number-columns-repeated="14"/>
        </table:table-row>
        <table:table-row table:style-name="ro1">
          <table:table-cell office:value-type="time" office:time-value="PT10H02M59.999999999S" calcext:value-type="time">
            <text:p>10:02:59</text:p>
          </table:table-cell>
          <table:table-cell table:number-columns-repeated="14"/>
        </table:table-row>
        <table:table-row table:style-name="ro1">
          <table:table-cell office:value-type="time" office:time-value="PT10H03M59.999999999S" calcext:value-type="time">
            <text:p>10:03:59</text:p>
          </table:table-cell>
          <table:table-cell table:number-columns-repeated="14"/>
        </table:table-row>
        <table:table-row table:style-name="ro1">
          <table:table-cell office:value-type="time" office:time-value="PT10H04M59.999999999S" calcext:value-type="time">
            <text:p>10:04:59</text:p>
          </table:table-cell>
          <table:table-cell table:number-columns-repeated="14"/>
        </table:table-row>
        <table:table-row table:style-name="ro1">
          <table:table-cell office:value-type="time" office:time-value="PT10H05M59.999999999S" calcext:value-type="time">
            <text:p>10:05:59</text:p>
          </table:table-cell>
          <table:table-cell table:number-columns-repeated="14"/>
        </table:table-row>
        <table:table-row table:style-name="ro1">
          <table:table-cell office:value-type="time" office:time-value="PT10H06M59.999999999S" calcext:value-type="time">
            <text:p>10:06:59</text:p>
          </table:table-cell>
          <table:table-cell table:number-columns-repeated="14"/>
        </table:table-row>
        <table:table-row table:style-name="ro1">
          <table:table-cell office:value-type="time" office:time-value="PT10H07M59.999999999S" calcext:value-type="time">
            <text:p>10:07:59</text:p>
          </table:table-cell>
          <table:table-cell table:number-columns-repeated="14"/>
        </table:table-row>
        <table:table-row table:style-name="ro1">
          <table:table-cell office:value-type="time" office:time-value="PT10H08M59.999999999S" calcext:value-type="time">
            <text:p>10:08:59</text:p>
          </table:table-cell>
          <table:table-cell table:number-columns-repeated="14"/>
        </table:table-row>
        <table:table-row table:style-name="ro1">
          <table:table-cell office:value-type="time" office:time-value="PT10H09M59.999999999S" calcext:value-type="time">
            <text:p>10:09:59</text:p>
          </table:table-cell>
          <table:table-cell table:number-columns-repeated="14"/>
        </table:table-row>
        <table:table-row table:style-name="ro1">
          <table:table-cell office:value-type="time" office:time-value="PT10H10M59.999999999S" calcext:value-type="time">
            <text:p>10:10:59</text:p>
          </table:table-cell>
          <table:table-cell table:number-columns-repeated="14"/>
        </table:table-row>
        <table:table-row table:style-name="ro1">
          <table:table-cell office:value-type="time" office:time-value="PT10H11M59.999999999S" calcext:value-type="time">
            <text:p>10:11:59</text:p>
          </table:table-cell>
          <table:table-cell table:number-columns-repeated="14"/>
        </table:table-row>
        <table:table-row table:style-name="ro1">
          <table:table-cell office:value-type="time" office:time-value="PT10H12M59.999999999S" calcext:value-type="time">
            <text:p>10:12:59</text:p>
          </table:table-cell>
          <table:table-cell table:number-columns-repeated="14"/>
        </table:table-row>
        <table:table-row table:style-name="ro1">
          <table:table-cell office:value-type="time" office:time-value="PT10H13M59.999999999S" calcext:value-type="time">
            <text:p>10:13:59</text:p>
          </table:table-cell>
          <table:table-cell table:number-columns-repeated="14"/>
        </table:table-row>
        <table:table-row table:style-name="ro1">
          <table:table-cell office:value-type="time" office:time-value="PT10H14M59.999999999S" calcext:value-type="time">
            <text:p>10:14:59</text:p>
          </table:table-cell>
          <table:table-cell table:number-columns-repeated="14"/>
        </table:table-row>
        <table:table-row table:style-name="ro1">
          <table:table-cell office:value-type="time" office:time-value="PT10H15M59.999999999S" calcext:value-type="time">
            <text:p>10:15:59</text:p>
          </table:table-cell>
          <table:table-cell table:number-columns-repeated="14"/>
        </table:table-row>
        <table:table-row table:style-name="ro1">
          <table:table-cell office:value-type="time" office:time-value="PT10H16M59.999999999S" calcext:value-type="time">
            <text:p>10:16:59</text:p>
          </table:table-cell>
          <table:table-cell table:number-columns-repeated="14"/>
        </table:table-row>
        <table:table-row table:style-name="ro1">
          <table:table-cell office:value-type="time" office:time-value="PT10H17M59.999999999S" calcext:value-type="time">
            <text:p>10:17:59</text:p>
          </table:table-cell>
          <table:table-cell table:number-columns-repeated="14"/>
        </table:table-row>
        <table:table-row table:style-name="ro1">
          <table:table-cell office:value-type="time" office:time-value="PT10H18M59.999999999S" calcext:value-type="time">
            <text:p>10:18:59</text:p>
          </table:table-cell>
          <table:table-cell table:number-columns-repeated="14"/>
        </table:table-row>
        <table:table-row table:style-name="ro1">
          <table:table-cell office:value-type="time" office:time-value="PT10H19M59.999999999S" calcext:value-type="time">
            <text:p>10:19:59</text:p>
          </table:table-cell>
          <table:table-cell table:number-columns-repeated="14"/>
        </table:table-row>
        <table:table-row table:style-name="ro1">
          <table:table-cell office:value-type="time" office:time-value="PT10H20M59.999999999S" calcext:value-type="time">
            <text:p>10:20:59</text:p>
          </table:table-cell>
          <table:table-cell table:number-columns-repeated="14"/>
        </table:table-row>
        <table:table-row table:style-name="ro1">
          <table:table-cell office:value-type="time" office:time-value="PT10H21M59.999999999S" calcext:value-type="time">
            <text:p>10:21:59</text:p>
          </table:table-cell>
          <table:table-cell table:number-columns-repeated="14"/>
        </table:table-row>
        <table:table-row table:style-name="ro1">
          <table:table-cell office:value-type="time" office:time-value="PT10H22M59.999999999S" calcext:value-type="time">
            <text:p>10:22:59</text:p>
          </table:table-cell>
          <table:table-cell table:number-columns-repeated="14"/>
        </table:table-row>
        <table:table-row table:style-name="ro1">
          <table:table-cell office:value-type="time" office:time-value="PT10H23M59.999999999S" calcext:value-type="time">
            <text:p>10:23:59</text:p>
          </table:table-cell>
          <table:table-cell table:number-columns-repeated="14"/>
        </table:table-row>
        <table:table-row table:style-name="ro1">
          <table:table-cell office:value-type="time" office:time-value="PT10H24M59.999999999S" calcext:value-type="time">
            <text:p>10:24:59</text:p>
          </table:table-cell>
          <table:table-cell table:number-columns-repeated="14"/>
        </table:table-row>
        <table:table-row table:style-name="ro1">
          <table:table-cell office:value-type="time" office:time-value="PT10H25M59.999999999S" calcext:value-type="time">
            <text:p>10:25:59</text:p>
          </table:table-cell>
          <table:table-cell table:number-columns-repeated="14"/>
        </table:table-row>
        <table:table-row table:style-name="ro1">
          <table:table-cell office:value-type="time" office:time-value="PT10H26M59.999999999S" calcext:value-type="time">
            <text:p>10:26:59</text:p>
          </table:table-cell>
          <table:table-cell table:number-columns-repeated="14"/>
        </table:table-row>
        <table:table-row table:style-name="ro1">
          <table:table-cell office:value-type="time" office:time-value="PT10H27M59.999999999S" calcext:value-type="time">
            <text:p>10:27:59</text:p>
          </table:table-cell>
          <table:table-cell table:number-columns-repeated="14"/>
        </table:table-row>
        <table:table-row table:style-name="ro1">
          <table:table-cell office:value-type="time" office:time-value="PT10H28M59.999999999S" calcext:value-type="time">
            <text:p>10:28:59</text:p>
          </table:table-cell>
          <table:table-cell table:number-columns-repeated="14"/>
        </table:table-row>
        <table:table-row table:style-name="ro1">
          <table:table-cell office:value-type="time" office:time-value="PT10H29M59.999999999S" calcext:value-type="time">
            <text:p>10:29:59</text:p>
          </table:table-cell>
          <table:table-cell table:number-columns-repeated="14"/>
        </table:table-row>
        <table:table-row table:style-name="ro1">
          <table:table-cell office:value-type="time" office:time-value="PT10H30M59.999999999S" calcext:value-type="time">
            <text:p>10:30:59</text:p>
          </table:table-cell>
          <table:table-cell table:number-columns-repeated="14"/>
        </table:table-row>
        <table:table-row table:style-name="ro1">
          <table:table-cell office:value-type="time" office:time-value="PT10H31M59.999999999S" calcext:value-type="time">
            <text:p>10:31:59</text:p>
          </table:table-cell>
          <table:table-cell table:number-columns-repeated="14"/>
        </table:table-row>
        <table:table-row table:style-name="ro1">
          <table:table-cell office:value-type="time" office:time-value="PT10H32M59.999999999S" calcext:value-type="time">
            <text:p>10:32:59</text:p>
          </table:table-cell>
          <table:table-cell table:number-columns-repeated="14"/>
        </table:table-row>
        <table:table-row table:style-name="ro1">
          <table:table-cell office:value-type="time" office:time-value="PT10H33M59.999999999S" calcext:value-type="time">
            <text:p>10:33:59</text:p>
          </table:table-cell>
          <table:table-cell table:number-columns-repeated="14"/>
        </table:table-row>
        <table:table-row table:style-name="ro1">
          <table:table-cell office:value-type="time" office:time-value="PT10H34M59.999999999S" calcext:value-type="time">
            <text:p>10:34:59</text:p>
          </table:table-cell>
          <table:table-cell table:number-columns-repeated="14"/>
        </table:table-row>
        <table:table-row table:style-name="ro1">
          <table:table-cell office:value-type="time" office:time-value="PT10H35M59.999999999S" calcext:value-type="time">
            <text:p>10:35:59</text:p>
          </table:table-cell>
          <table:table-cell table:number-columns-repeated="14"/>
        </table:table-row>
        <table:table-row table:style-name="ro1">
          <table:table-cell office:value-type="time" office:time-value="PT10H36M59.999999999S" calcext:value-type="time">
            <text:p>10:36:59</text:p>
          </table:table-cell>
          <table:table-cell table:number-columns-repeated="14"/>
        </table:table-row>
        <table:table-row table:style-name="ro1">
          <table:table-cell office:value-type="time" office:time-value="PT10H37M59.999999999S" calcext:value-type="time">
            <text:p>10:37:59</text:p>
          </table:table-cell>
          <table:table-cell table:number-columns-repeated="14"/>
        </table:table-row>
        <table:table-row table:style-name="ro1">
          <table:table-cell office:value-type="time" office:time-value="PT10H38M59.999999999S" calcext:value-type="time">
            <text:p>10:38:59</text:p>
          </table:table-cell>
          <table:table-cell table:number-columns-repeated="14"/>
        </table:table-row>
        <table:table-row table:style-name="ro1">
          <table:table-cell office:value-type="time" office:time-value="PT10H39M59.999999999S" calcext:value-type="time">
            <text:p>10:39:59</text:p>
          </table:table-cell>
          <table:table-cell table:number-columns-repeated="14"/>
        </table:table-row>
        <table:table-row table:style-name="ro1">
          <table:table-cell office:value-type="time" office:time-value="PT10H40M59.999999999S" calcext:value-type="time">
            <text:p>10:40:59</text:p>
          </table:table-cell>
          <table:table-cell table:number-columns-repeated="14"/>
        </table:table-row>
        <table:table-row table:style-name="ro1">
          <table:table-cell office:value-type="time" office:time-value="PT10H41M59.999999999S" calcext:value-type="time">
            <text:p>10:41:59</text:p>
          </table:table-cell>
          <table:table-cell table:number-columns-repeated="14"/>
        </table:table-row>
        <table:table-row table:style-name="ro1">
          <table:table-cell office:value-type="time" office:time-value="PT10H42M59.999999999S" calcext:value-type="time">
            <text:p>10:42:59</text:p>
          </table:table-cell>
          <table:table-cell table:number-columns-repeated="14"/>
        </table:table-row>
        <table:table-row table:style-name="ro1">
          <table:table-cell office:value-type="time" office:time-value="PT10H43M59.999999999S" calcext:value-type="time">
            <text:p>10:43:59</text:p>
          </table:table-cell>
          <table:table-cell table:number-columns-repeated="14"/>
        </table:table-row>
        <table:table-row table:style-name="ro1">
          <table:table-cell office:value-type="time" office:time-value="PT10H44M59.999999999S" calcext:value-type="time">
            <text:p>10:44:59</text:p>
          </table:table-cell>
          <table:table-cell table:number-columns-repeated="14"/>
        </table:table-row>
        <table:table-row table:style-name="ro1">
          <table:table-cell office:value-type="time" office:time-value="PT10H45M59.999999999S" calcext:value-type="time">
            <text:p>10:45:59</text:p>
          </table:table-cell>
          <table:table-cell table:number-columns-repeated="14"/>
        </table:table-row>
        <table:table-row table:style-name="ro1">
          <table:table-cell office:value-type="time" office:time-value="PT10H46M59.999999999S" calcext:value-type="time">
            <text:p>10:46:59</text:p>
          </table:table-cell>
          <table:table-cell table:number-columns-repeated="14"/>
        </table:table-row>
        <table:table-row table:style-name="ro1">
          <table:table-cell office:value-type="time" office:time-value="PT10H47M59.999999999S" calcext:value-type="time">
            <text:p>10:47:59</text:p>
          </table:table-cell>
          <table:table-cell table:number-columns-repeated="14"/>
        </table:table-row>
        <table:table-row table:style-name="ro1">
          <table:table-cell office:value-type="time" office:time-value="PT10H48M59.999999999S" calcext:value-type="time">
            <text:p>10:48:59</text:p>
          </table:table-cell>
          <table:table-cell table:number-columns-repeated="14"/>
        </table:table-row>
        <table:table-row table:style-name="ro1">
          <table:table-cell office:value-type="time" office:time-value="PT10H49M59.999999999S" calcext:value-type="time">
            <text:p>10:49:59</text:p>
          </table:table-cell>
          <table:table-cell table:number-columns-repeated="14"/>
        </table:table-row>
        <table:table-row table:style-name="ro1">
          <table:table-cell office:value-type="time" office:time-value="PT10H50M59.999999999S" calcext:value-type="time">
            <text:p>10:50:59</text:p>
          </table:table-cell>
          <table:table-cell table:number-columns-repeated="14"/>
        </table:table-row>
        <table:table-row table:style-name="ro1">
          <table:table-cell office:value-type="time" office:time-value="PT10H51M59.999999999S" calcext:value-type="time">
            <text:p>10:51:59</text:p>
          </table:table-cell>
          <table:table-cell table:number-columns-repeated="14"/>
        </table:table-row>
        <table:table-row table:style-name="ro1">
          <table:table-cell office:value-type="time" office:time-value="PT10H52M59.999999999S" calcext:value-type="time">
            <text:p>10:52:59</text:p>
          </table:table-cell>
          <table:table-cell table:number-columns-repeated="14"/>
        </table:table-row>
        <table:table-row table:style-name="ro1">
          <table:table-cell office:value-type="time" office:time-value="PT10H53M59.999999999S" calcext:value-type="time">
            <text:p>10:53:59</text:p>
          </table:table-cell>
          <table:table-cell table:number-columns-repeated="14"/>
        </table:table-row>
        <table:table-row table:style-name="ro1">
          <table:table-cell office:value-type="time" office:time-value="PT10H54M59.999999999S" calcext:value-type="time">
            <text:p>10:54:59</text:p>
          </table:table-cell>
          <table:table-cell table:number-columns-repeated="14"/>
        </table:table-row>
        <table:table-row table:style-name="ro1">
          <table:table-cell office:value-type="time" office:time-value="PT10H55M59.999999999S" calcext:value-type="time">
            <text:p>10:55:59</text:p>
          </table:table-cell>
          <table:table-cell table:number-columns-repeated="14"/>
        </table:table-row>
        <table:table-row table:style-name="ro1">
          <table:table-cell office:value-type="time" office:time-value="PT10H56M59.999999999S" calcext:value-type="time">
            <text:p>10:56:59</text:p>
          </table:table-cell>
          <table:table-cell table:number-columns-repeated="14"/>
        </table:table-row>
        <table:table-row table:style-name="ro1">
          <table:table-cell office:value-type="time" office:time-value="PT10H57M59.999999999S" calcext:value-type="time">
            <text:p>10:57:59</text:p>
          </table:table-cell>
          <table:table-cell table:number-columns-repeated="14"/>
        </table:table-row>
        <table:table-row table:style-name="ro1">
          <table:table-cell office:value-type="time" office:time-value="PT10H58M59.999999999S" calcext:value-type="time">
            <text:p>10:58:59</text:p>
          </table:table-cell>
          <table:table-cell table:number-columns-repeated="14"/>
        </table:table-row>
        <table:table-row table:style-name="ro1">
          <table:table-cell office:value-type="time" office:time-value="PT10H59M59.999999999S" calcext:value-type="time">
            <text:p>10:59:59</text:p>
          </table:table-cell>
          <table:table-cell table:number-columns-repeated="14"/>
        </table:table-row>
        <table:table-row table:style-name="ro1">
          <table:table-cell office:value-type="time" office:time-value="PT11H00M59.999999999S" calcext:value-type="time">
            <text:p>11:00:59</text:p>
          </table:table-cell>
          <table:table-cell table:number-columns-repeated="14"/>
        </table:table-row>
        <table:table-row table:style-name="ro1">
          <table:table-cell office:value-type="time" office:time-value="PT11H01M59.999999999S" calcext:value-type="time">
            <text:p>11:01:59</text:p>
          </table:table-cell>
          <table:table-cell table:number-columns-repeated="14"/>
        </table:table-row>
        <table:table-row table:style-name="ro1">
          <table:table-cell office:value-type="time" office:time-value="PT11H02M59.999999999S" calcext:value-type="time">
            <text:p>11:02:59</text:p>
          </table:table-cell>
          <table:table-cell table:number-columns-repeated="14"/>
        </table:table-row>
        <table:table-row table:style-name="ro1">
          <table:table-cell office:value-type="time" office:time-value="PT11H03M59.999999999S" calcext:value-type="time">
            <text:p>11:03:59</text:p>
          </table:table-cell>
          <table:table-cell table:number-columns-repeated="14"/>
        </table:table-row>
        <table:table-row table:style-name="ro1">
          <table:table-cell office:value-type="time" office:time-value="PT11H04M59.999999999S" calcext:value-type="time">
            <text:p>11:04:59</text:p>
          </table:table-cell>
          <table:table-cell table:number-columns-repeated="14"/>
        </table:table-row>
        <table:table-row table:style-name="ro1">
          <table:table-cell office:value-type="time" office:time-value="PT11H05M59.999999999S" calcext:value-type="time">
            <text:p>11:05:59</text:p>
          </table:table-cell>
          <table:table-cell table:number-columns-repeated="14"/>
        </table:table-row>
        <table:table-row table:style-name="ro1">
          <table:table-cell office:value-type="time" office:time-value="PT11H06M59.999999999S" calcext:value-type="time">
            <text:p>11:06:59</text:p>
          </table:table-cell>
          <table:table-cell table:number-columns-repeated="14"/>
        </table:table-row>
        <table:table-row table:style-name="ro1">
          <table:table-cell office:value-type="time" office:time-value="PT11H07M59.999999999S" calcext:value-type="time">
            <text:p>11:07:59</text:p>
          </table:table-cell>
          <table:table-cell table:number-columns-repeated="14"/>
        </table:table-row>
        <table:table-row table:style-name="ro1">
          <table:table-cell office:value-type="time" office:time-value="PT11H08M59.999999999S" calcext:value-type="time">
            <text:p>11:08:59</text:p>
          </table:table-cell>
          <table:table-cell table:number-columns-repeated="14"/>
        </table:table-row>
        <table:table-row table:style-name="ro1">
          <table:table-cell office:value-type="time" office:time-value="PT11H09M59.999999999S" calcext:value-type="time">
            <text:p>11:09:59</text:p>
          </table:table-cell>
          <table:table-cell table:number-columns-repeated="14"/>
        </table:table-row>
        <table:table-row table:style-name="ro1">
          <table:table-cell office:value-type="time" office:time-value="PT11H10M59.999999999S" calcext:value-type="time">
            <text:p>11:10:59</text:p>
          </table:table-cell>
          <table:table-cell table:number-columns-repeated="14"/>
        </table:table-row>
        <table:table-row table:style-name="ro1">
          <table:table-cell office:value-type="time" office:time-value="PT11H11M59.999999999S" calcext:value-type="time">
            <text:p>11:11:59</text:p>
          </table:table-cell>
          <table:table-cell table:number-columns-repeated="14"/>
        </table:table-row>
        <table:table-row table:style-name="ro1">
          <table:table-cell office:value-type="time" office:time-value="PT11H12M59.999999999S" calcext:value-type="time">
            <text:p>11:12:59</text:p>
          </table:table-cell>
          <table:table-cell table:number-columns-repeated="14"/>
        </table:table-row>
        <table:table-row table:style-name="ro1">
          <table:table-cell office:value-type="time" office:time-value="PT11H13M59.999999999S" calcext:value-type="time">
            <text:p>11:13:59</text:p>
          </table:table-cell>
          <table:table-cell table:number-columns-repeated="14"/>
        </table:table-row>
        <table:table-row table:style-name="ro1">
          <table:table-cell office:value-type="time" office:time-value="PT11H14M59.999999999S" calcext:value-type="time">
            <text:p>11:14:59</text:p>
          </table:table-cell>
          <table:table-cell table:number-columns-repeated="14"/>
        </table:table-row>
        <table:table-row table:style-name="ro1">
          <table:table-cell office:value-type="time" office:time-value="PT11H15M59.999999999S" calcext:value-type="time">
            <text:p>11:15:59</text:p>
          </table:table-cell>
          <table:table-cell table:number-columns-repeated="14"/>
        </table:table-row>
        <table:table-row table:style-name="ro1">
          <table:table-cell office:value-type="time" office:time-value="PT11H16M59.999999999S" calcext:value-type="time">
            <text:p>11:16:59</text:p>
          </table:table-cell>
          <table:table-cell table:number-columns-repeated="14"/>
        </table:table-row>
        <table:table-row table:style-name="ro1">
          <table:table-cell office:value-type="time" office:time-value="PT11H17M59.999999999S" calcext:value-type="time">
            <text:p>11:17:59</text:p>
          </table:table-cell>
          <table:table-cell table:number-columns-repeated="14"/>
        </table:table-row>
        <table:table-row table:style-name="ro1">
          <table:table-cell office:value-type="time" office:time-value="PT11H18M59.999999999S" calcext:value-type="time">
            <text:p>11:18:59</text:p>
          </table:table-cell>
          <table:table-cell table:number-columns-repeated="14"/>
        </table:table-row>
        <table:table-row table:style-name="ro1">
          <table:table-cell office:value-type="time" office:time-value="PT11H19M59.999999999S" calcext:value-type="time">
            <text:p>11:19:59</text:p>
          </table:table-cell>
          <table:table-cell table:number-columns-repeated="14"/>
        </table:table-row>
        <table:table-row table:style-name="ro1">
          <table:table-cell office:value-type="time" office:time-value="PT11H20M59.999999999S" calcext:value-type="time">
            <text:p>11:20:59</text:p>
          </table:table-cell>
          <table:table-cell table:number-columns-repeated="14"/>
        </table:table-row>
        <table:table-row table:style-name="ro1">
          <table:table-cell office:value-type="time" office:time-value="PT11H21M59.999999999S" calcext:value-type="time">
            <text:p>11:21:59</text:p>
          </table:table-cell>
          <table:table-cell table:number-columns-repeated="14"/>
        </table:table-row>
        <table:table-row table:style-name="ro1">
          <table:table-cell office:value-type="time" office:time-value="PT11H22M59.999999999S" calcext:value-type="time">
            <text:p>11:22:59</text:p>
          </table:table-cell>
          <table:table-cell table:number-columns-repeated="14"/>
        </table:table-row>
        <table:table-row table:style-name="ro1">
          <table:table-cell office:value-type="time" office:time-value="PT11H23M59.999999999S" calcext:value-type="time">
            <text:p>11:23:59</text:p>
          </table:table-cell>
          <table:table-cell table:number-columns-repeated="14"/>
        </table:table-row>
        <table:table-row table:style-name="ro1">
          <table:table-cell office:value-type="time" office:time-value="PT11H24M59.999999999S" calcext:value-type="time">
            <text:p>11:24:59</text:p>
          </table:table-cell>
          <table:table-cell table:number-columns-repeated="14"/>
        </table:table-row>
        <table:table-row table:style-name="ro1">
          <table:table-cell office:value-type="time" office:time-value="PT11H25M59.999999999S" calcext:value-type="time">
            <text:p>11:25:59</text:p>
          </table:table-cell>
          <table:table-cell table:number-columns-repeated="14"/>
        </table:table-row>
        <table:table-row table:style-name="ro1">
          <table:table-cell office:value-type="time" office:time-value="PT11H26M59.999999999S" calcext:value-type="time">
            <text:p>11:26:59</text:p>
          </table:table-cell>
          <table:table-cell table:number-columns-repeated="14"/>
        </table:table-row>
        <table:table-row table:style-name="ro1">
          <table:table-cell office:value-type="time" office:time-value="PT11H27M59.999999999S" calcext:value-type="time">
            <text:p>11:27:59</text:p>
          </table:table-cell>
          <table:table-cell table:number-columns-repeated="14"/>
        </table:table-row>
        <table:table-row table:style-name="ro1">
          <table:table-cell office:value-type="time" office:time-value="PT11H28M59.999999999S" calcext:value-type="time">
            <text:p>11:28:59</text:p>
          </table:table-cell>
          <table:table-cell table:number-columns-repeated="14"/>
        </table:table-row>
        <table:table-row table:style-name="ro1">
          <table:table-cell office:value-type="time" office:time-value="PT11H29M59.999999999S" calcext:value-type="time">
            <text:p>11:29:59</text:p>
          </table:table-cell>
          <table:table-cell table:number-columns-repeated="14"/>
        </table:table-row>
        <table:table-row table:style-name="ro1">
          <table:table-cell office:value-type="time" office:time-value="PT11H30M59.999999999S" calcext:value-type="time">
            <text:p>11:30:59</text:p>
          </table:table-cell>
          <table:table-cell table:number-columns-repeated="14"/>
        </table:table-row>
        <table:table-row table:style-name="ro1">
          <table:table-cell office:value-type="time" office:time-value="PT11H31M59.999999999S" calcext:value-type="time">
            <text:p>11:31:59</text:p>
          </table:table-cell>
          <table:table-cell table:number-columns-repeated="14"/>
        </table:table-row>
        <table:table-row table:style-name="ro1">
          <table:table-cell office:value-type="time" office:time-value="PT11H32M59.999999999S" calcext:value-type="time">
            <text:p>11:32:59</text:p>
          </table:table-cell>
          <table:table-cell table:number-columns-repeated="14"/>
        </table:table-row>
        <table:table-row table:style-name="ro1">
          <table:table-cell office:value-type="time" office:time-value="PT11H33M59.999999999S" calcext:value-type="time">
            <text:p>11:33:59</text:p>
          </table:table-cell>
          <table:table-cell table:number-columns-repeated="14"/>
        </table:table-row>
        <table:table-row table:style-name="ro1">
          <table:table-cell office:value-type="time" office:time-value="PT11H34M59.999999999S" calcext:value-type="time">
            <text:p>11:34:59</text:p>
          </table:table-cell>
          <table:table-cell table:number-columns-repeated="14"/>
        </table:table-row>
        <table:table-row table:style-name="ro1">
          <table:table-cell office:value-type="time" office:time-value="PT11H35M59.999999999S" calcext:value-type="time">
            <text:p>11:35:59</text:p>
          </table:table-cell>
          <table:table-cell table:number-columns-repeated="14"/>
        </table:table-row>
        <table:table-row table:style-name="ro1">
          <table:table-cell office:value-type="time" office:time-value="PT11H36M59.999999999S" calcext:value-type="time">
            <text:p>11:36:59</text:p>
          </table:table-cell>
          <table:table-cell table:number-columns-repeated="14"/>
        </table:table-row>
        <table:table-row table:style-name="ro1">
          <table:table-cell office:value-type="time" office:time-value="PT11H37M59.999999999S" calcext:value-type="time">
            <text:p>11:37:59</text:p>
          </table:table-cell>
          <table:table-cell table:number-columns-repeated="14"/>
        </table:table-row>
        <table:table-row table:style-name="ro1">
          <table:table-cell office:value-type="time" office:time-value="PT11H38M59.999999999S" calcext:value-type="time">
            <text:p>11:38:59</text:p>
          </table:table-cell>
          <table:table-cell table:number-columns-repeated="14"/>
        </table:table-row>
        <table:table-row table:style-name="ro1">
          <table:table-cell office:value-type="time" office:time-value="PT11H39M59.999999999S" calcext:value-type="time">
            <text:p>11:39:59</text:p>
          </table:table-cell>
          <table:table-cell table:number-columns-repeated="14"/>
        </table:table-row>
        <table:table-row table:style-name="ro1">
          <table:table-cell office:value-type="time" office:time-value="PT11H40M59.999999999S" calcext:value-type="time">
            <text:p>11:40:59</text:p>
          </table:table-cell>
          <table:table-cell table:number-columns-repeated="14"/>
        </table:table-row>
        <table:table-row table:style-name="ro1">
          <table:table-cell office:value-type="time" office:time-value="PT11H41M59.999999999S" calcext:value-type="time">
            <text:p>11:41:59</text:p>
          </table:table-cell>
          <table:table-cell table:number-columns-repeated="14"/>
        </table:table-row>
        <table:table-row table:style-name="ro1">
          <table:table-cell office:value-type="time" office:time-value="PT11H42M59.999999999S" calcext:value-type="time">
            <text:p>11:42:59</text:p>
          </table:table-cell>
          <table:table-cell table:number-columns-repeated="14"/>
        </table:table-row>
        <table:table-row table:style-name="ro1">
          <table:table-cell office:value-type="time" office:time-value="PT11H43M59.999999999S" calcext:value-type="time">
            <text:p>11:43:59</text:p>
          </table:table-cell>
          <table:table-cell table:number-columns-repeated="14"/>
        </table:table-row>
        <table:table-row table:style-name="ro1">
          <table:table-cell office:value-type="time" office:time-value="PT11H44M59.999999999S" calcext:value-type="time">
            <text:p>11:44:59</text:p>
          </table:table-cell>
          <table:table-cell table:number-columns-repeated="14"/>
        </table:table-row>
        <table:table-row table:style-name="ro1">
          <table:table-cell office:value-type="time" office:time-value="PT11H45M59.999999999S" calcext:value-type="time">
            <text:p>11:45:59</text:p>
          </table:table-cell>
          <table:table-cell table:number-columns-repeated="14"/>
        </table:table-row>
        <table:table-row table:style-name="ro1">
          <table:table-cell office:value-type="time" office:time-value="PT11H46M59.999999999S" calcext:value-type="time">
            <text:p>11:46:59</text:p>
          </table:table-cell>
          <table:table-cell table:number-columns-repeated="14"/>
        </table:table-row>
        <table:table-row table:style-name="ro1">
          <table:table-cell office:value-type="time" office:time-value="PT11H47M59.999999999S" calcext:value-type="time">
            <text:p>11:47:59</text:p>
          </table:table-cell>
          <table:table-cell table:number-columns-repeated="14"/>
        </table:table-row>
        <table:table-row table:style-name="ro1">
          <table:table-cell office:value-type="time" office:time-value="PT11H48M59.999999999S" calcext:value-type="time">
            <text:p>11:48:59</text:p>
          </table:table-cell>
          <table:table-cell table:number-columns-repeated="14"/>
        </table:table-row>
        <table:table-row table:style-name="ro1">
          <table:table-cell office:value-type="time" office:time-value="PT11H49M59.999999999S" calcext:value-type="time">
            <text:p>11:49:59</text:p>
          </table:table-cell>
          <table:table-cell table:number-columns-repeated="14"/>
        </table:table-row>
        <table:table-row table:style-name="ro1">
          <table:table-cell office:value-type="time" office:time-value="PT11H50M59.999999999S" calcext:value-type="time">
            <text:p>11:50:59</text:p>
          </table:table-cell>
          <table:table-cell table:number-columns-repeated="14"/>
        </table:table-row>
        <table:table-row table:style-name="ro1">
          <table:table-cell office:value-type="time" office:time-value="PT11H51M59.999999999S" calcext:value-type="time">
            <text:p>11:51:59</text:p>
          </table:table-cell>
          <table:table-cell table:number-columns-repeated="14"/>
        </table:table-row>
        <table:table-row table:style-name="ro1">
          <table:table-cell office:value-type="time" office:time-value="PT11H52M59.999999999S" calcext:value-type="time">
            <text:p>11:52:59</text:p>
          </table:table-cell>
          <table:table-cell table:number-columns-repeated="14"/>
        </table:table-row>
        <table:table-row table:style-name="ro1">
          <table:table-cell office:value-type="time" office:time-value="PT11H53M59.999999999S" calcext:value-type="time">
            <text:p>11:53:59</text:p>
          </table:table-cell>
          <table:table-cell table:number-columns-repeated="14"/>
        </table:table-row>
        <table:table-row table:style-name="ro1">
          <table:table-cell office:value-type="time" office:time-value="PT11H54M59.999999999S" calcext:value-type="time">
            <text:p>11:54:59</text:p>
          </table:table-cell>
          <table:table-cell table:number-columns-repeated="14"/>
        </table:table-row>
        <table:table-row table:style-name="ro1">
          <table:table-cell office:value-type="time" office:time-value="PT11H55M59.999999999S" calcext:value-type="time">
            <text:p>11:55:59</text:p>
          </table:table-cell>
          <table:table-cell table:number-columns-repeated="14"/>
        </table:table-row>
        <table:table-row table:style-name="ro1">
          <table:table-cell office:value-type="time" office:time-value="PT11H56M59.999999999S" calcext:value-type="time">
            <text:p>11:56:59</text:p>
          </table:table-cell>
          <table:table-cell table:number-columns-repeated="14"/>
        </table:table-row>
        <table:table-row table:style-name="ro1">
          <table:table-cell office:value-type="time" office:time-value="PT11H57M59.999999999S" calcext:value-type="time">
            <text:p>11:57:59</text:p>
          </table:table-cell>
          <table:table-cell table:number-columns-repeated="14"/>
        </table:table-row>
        <table:table-row table:style-name="ro1">
          <table:table-cell office:value-type="time" office:time-value="PT11H58M59.999999999S" calcext:value-type="time">
            <text:p>11:58:59</text:p>
          </table:table-cell>
          <table:table-cell table:number-columns-repeated="14"/>
        </table:table-row>
        <table:table-row table:style-name="ro1">
          <table:table-cell office:value-type="time" office:time-value="PT11H59M59.999999999S" calcext:value-type="time">
            <text:p>11:59:59</text:p>
          </table:table-cell>
          <table:table-cell table:number-columns-repeated="14"/>
        </table:table-row>
        <table:table-row table:style-name="ro1">
          <table:table-cell office:value-type="time" office:time-value="PT12H00M59.999999999S" calcext:value-type="time">
            <text:p>12:00:59</text:p>
          </table:table-cell>
          <table:table-cell table:number-columns-repeated="14"/>
        </table:table-row>
        <table:table-row table:style-name="ro1">
          <table:table-cell office:value-type="time" office:time-value="PT12H01M59.999999999S" calcext:value-type="time">
            <text:p>12:01:59</text:p>
          </table:table-cell>
          <table:table-cell table:number-columns-repeated="14"/>
        </table:table-row>
        <table:table-row table:style-name="ro1">
          <table:table-cell office:value-type="time" office:time-value="PT12H02M59.999999999S" calcext:value-type="time">
            <text:p>12:02:59</text:p>
          </table:table-cell>
          <table:table-cell table:number-columns-repeated="14"/>
        </table:table-row>
        <table:table-row table:style-name="ro1">
          <table:table-cell office:value-type="time" office:time-value="PT12H03M59.999999999S" calcext:value-type="time">
            <text:p>12:03:59</text:p>
          </table:table-cell>
          <table:table-cell table:number-columns-repeated="14"/>
        </table:table-row>
        <table:table-row table:style-name="ro1">
          <table:table-cell office:value-type="time" office:time-value="PT12H04M59.999999999S" calcext:value-type="time">
            <text:p>12:04:59</text:p>
          </table:table-cell>
          <table:table-cell table:number-columns-repeated="14"/>
        </table:table-row>
        <table:table-row table:style-name="ro1">
          <table:table-cell office:value-type="time" office:time-value="PT12H05M59.999999999S" calcext:value-type="time">
            <text:p>12:05:59</text:p>
          </table:table-cell>
          <table:table-cell table:number-columns-repeated="14"/>
        </table:table-row>
        <table:table-row table:style-name="ro1">
          <table:table-cell office:value-type="time" office:time-value="PT12H06M59.999999999S" calcext:value-type="time">
            <text:p>12:06:59</text:p>
          </table:table-cell>
          <table:table-cell table:number-columns-repeated="14"/>
        </table:table-row>
        <table:table-row table:style-name="ro1">
          <table:table-cell office:value-type="time" office:time-value="PT12H07M59.999999999S" calcext:value-type="time">
            <text:p>12:07:59</text:p>
          </table:table-cell>
          <table:table-cell table:number-columns-repeated="14"/>
        </table:table-row>
        <table:table-row table:style-name="ro1">
          <table:table-cell office:value-type="time" office:time-value="PT12H08M59.999999999S" calcext:value-type="time">
            <text:p>12:08:59</text:p>
          </table:table-cell>
          <table:table-cell table:number-columns-repeated="14"/>
        </table:table-row>
        <table:table-row table:style-name="ro1">
          <table:table-cell office:value-type="time" office:time-value="PT12H09M59.999999999S" calcext:value-type="time">
            <text:p>12:09:59</text:p>
          </table:table-cell>
          <table:table-cell table:number-columns-repeated="14"/>
        </table:table-row>
        <table:table-row table:style-name="ro1">
          <table:table-cell office:value-type="time" office:time-value="PT12H10M59.999999999S" calcext:value-type="time">
            <text:p>12:10:59</text:p>
          </table:table-cell>
          <table:table-cell table:number-columns-repeated="14"/>
        </table:table-row>
        <table:table-row table:style-name="ro1">
          <table:table-cell office:value-type="time" office:time-value="PT12H11M59.999999999S" calcext:value-type="time">
            <text:p>12:11:59</text:p>
          </table:table-cell>
          <table:table-cell table:number-columns-repeated="14"/>
        </table:table-row>
        <table:table-row table:style-name="ro1">
          <table:table-cell office:value-type="time" office:time-value="PT12H12M59.999999999S" calcext:value-type="time">
            <text:p>12:12:59</text:p>
          </table:table-cell>
          <table:table-cell table:number-columns-repeated="14"/>
        </table:table-row>
        <table:table-row table:style-name="ro1">
          <table:table-cell office:value-type="time" office:time-value="PT12H13M59.999999999S" calcext:value-type="time">
            <text:p>12:13:59</text:p>
          </table:table-cell>
          <table:table-cell table:number-columns-repeated="14"/>
        </table:table-row>
        <table:table-row table:style-name="ro1">
          <table:table-cell office:value-type="time" office:time-value="PT12H14M59.999999999S" calcext:value-type="time">
            <text:p>12:14:59</text:p>
          </table:table-cell>
          <table:table-cell table:number-columns-repeated="14"/>
        </table:table-row>
        <table:table-row table:style-name="ro1">
          <table:table-cell office:value-type="time" office:time-value="PT12H15M59.999999999S" calcext:value-type="time">
            <text:p>12:15:59</text:p>
          </table:table-cell>
          <table:table-cell table:number-columns-repeated="14"/>
        </table:table-row>
        <table:table-row table:style-name="ro1">
          <table:table-cell office:value-type="time" office:time-value="PT12H16M59.999999999S" calcext:value-type="time">
            <text:p>12:16:59</text:p>
          </table:table-cell>
          <table:table-cell table:number-columns-repeated="14"/>
        </table:table-row>
        <table:table-row table:style-name="ro1">
          <table:table-cell office:value-type="time" office:time-value="PT12H17M59.999999999S" calcext:value-type="time">
            <text:p>12:17:59</text:p>
          </table:table-cell>
          <table:table-cell table:number-columns-repeated="14"/>
        </table:table-row>
        <table:table-row table:style-name="ro1">
          <table:table-cell office:value-type="time" office:time-value="PT12H18M59.999999999S" calcext:value-type="time">
            <text:p>12:18:59</text:p>
          </table:table-cell>
          <table:table-cell table:number-columns-repeated="14"/>
        </table:table-row>
        <table:table-row table:style-name="ro1">
          <table:table-cell office:value-type="time" office:time-value="PT12H19M59.999999999S" calcext:value-type="time">
            <text:p>12:19:59</text:p>
          </table:table-cell>
          <table:table-cell table:number-columns-repeated="14"/>
        </table:table-row>
        <table:table-row table:style-name="ro1">
          <table:table-cell office:value-type="time" office:time-value="PT12H20M59.999999999S" calcext:value-type="time">
            <text:p>12:20:59</text:p>
          </table:table-cell>
          <table:table-cell table:number-columns-repeated="14"/>
        </table:table-row>
        <table:table-row table:style-name="ro1">
          <table:table-cell office:value-type="time" office:time-value="PT12H21M59.999999999S" calcext:value-type="time">
            <text:p>12:21:59</text:p>
          </table:table-cell>
          <table:table-cell table:number-columns-repeated="14"/>
        </table:table-row>
        <table:table-row table:style-name="ro1">
          <table:table-cell office:value-type="time" office:time-value="PT12H22M59.999999999S" calcext:value-type="time">
            <text:p>12:22:59</text:p>
          </table:table-cell>
          <table:table-cell table:number-columns-repeated="14"/>
        </table:table-row>
        <table:table-row table:style-name="ro1">
          <table:table-cell office:value-type="time" office:time-value="PT12H23M59.999999999S" calcext:value-type="time">
            <text:p>12:23:59</text:p>
          </table:table-cell>
          <table:table-cell table:number-columns-repeated="14"/>
        </table:table-row>
        <table:table-row table:style-name="ro1">
          <table:table-cell office:value-type="time" office:time-value="PT12H24M59.999999999S" calcext:value-type="time">
            <text:p>12:24:59</text:p>
          </table:table-cell>
          <table:table-cell table:number-columns-repeated="14"/>
        </table:table-row>
        <table:table-row table:style-name="ro1">
          <table:table-cell office:value-type="time" office:time-value="PT12H25M59.999999999S" calcext:value-type="time">
            <text:p>12:25:59</text:p>
          </table:table-cell>
          <table:table-cell table:number-columns-repeated="14"/>
        </table:table-row>
        <table:table-row table:style-name="ro1">
          <table:table-cell office:value-type="time" office:time-value="PT12H26M59.999999999S" calcext:value-type="time">
            <text:p>12:26:59</text:p>
          </table:table-cell>
          <table:table-cell table:number-columns-repeated="14"/>
        </table:table-row>
        <table:table-row table:style-name="ro1">
          <table:table-cell office:value-type="time" office:time-value="PT12H27M59.999999999S" calcext:value-type="time">
            <text:p>12:27:59</text:p>
          </table:table-cell>
          <table:table-cell table:number-columns-repeated="14"/>
        </table:table-row>
        <table:table-row table:style-name="ro1">
          <table:table-cell office:value-type="time" office:time-value="PT12H28M59.999999999S" calcext:value-type="time">
            <text:p>12:28:59</text:p>
          </table:table-cell>
          <table:table-cell table:number-columns-repeated="14"/>
        </table:table-row>
        <table:table-row table:style-name="ro1">
          <table:table-cell office:value-type="time" office:time-value="PT12H29M59.999999998S" calcext:value-type="time">
            <text:p>12:29:59</text:p>
          </table:table-cell>
          <table:table-cell table:number-columns-repeated="14"/>
        </table:table-row>
        <table:table-row table:style-name="ro1">
          <table:table-cell office:value-type="time" office:time-value="PT12H30M59.999999999S" calcext:value-type="time">
            <text:p>12:30:59</text:p>
          </table:table-cell>
          <table:table-cell table:number-columns-repeated="14"/>
        </table:table-row>
        <table:table-row table:style-name="ro1">
          <table:table-cell office:value-type="time" office:time-value="PT12H31M59.999999998S" calcext:value-type="time">
            <text:p>12:31:59</text:p>
          </table:table-cell>
          <table:table-cell table:number-columns-repeated="14"/>
        </table:table-row>
        <table:table-row table:style-name="ro1">
          <table:table-cell office:value-type="time" office:time-value="PT12H32M59.999999998S" calcext:value-type="time">
            <text:p>12:32:59</text:p>
          </table:table-cell>
          <table:table-cell table:number-columns-repeated="14"/>
        </table:table-row>
        <table:table-row table:style-name="ro1">
          <table:table-cell office:value-type="time" office:time-value="PT12H33M59.999999998S" calcext:value-type="time">
            <text:p>12:33:59</text:p>
          </table:table-cell>
          <table:table-cell table:number-columns-repeated="14"/>
        </table:table-row>
        <table:table-row table:style-name="ro1">
          <table:table-cell office:value-type="time" office:time-value="PT12H34M59.999999998S" calcext:value-type="time">
            <text:p>12:34:59</text:p>
          </table:table-cell>
          <table:table-cell table:number-columns-repeated="14"/>
        </table:table-row>
        <table:table-row table:style-name="ro1">
          <table:table-cell office:value-type="time" office:time-value="PT12H35M59.999999998S" calcext:value-type="time">
            <text:p>12:35:59</text:p>
          </table:table-cell>
          <table:table-cell table:number-columns-repeated="14"/>
        </table:table-row>
        <table:table-row table:style-name="ro1">
          <table:table-cell office:value-type="time" office:time-value="PT12H36M59.999999998S" calcext:value-type="time">
            <text:p>12:36:59</text:p>
          </table:table-cell>
          <table:table-cell table:number-columns-repeated="14"/>
        </table:table-row>
        <table:table-row table:style-name="ro1">
          <table:table-cell office:value-type="time" office:time-value="PT12H37M59.999999998S" calcext:value-type="time">
            <text:p>12:37:59</text:p>
          </table:table-cell>
          <table:table-cell table:number-columns-repeated="14"/>
        </table:table-row>
        <table:table-row table:style-name="ro1">
          <table:table-cell office:value-type="time" office:time-value="PT12H38M59.999999998S" calcext:value-type="time">
            <text:p>12:38:59</text:p>
          </table:table-cell>
          <table:table-cell table:number-columns-repeated="14"/>
        </table:table-row>
        <table:table-row table:style-name="ro1">
          <table:table-cell office:value-type="time" office:time-value="PT12H39M59.999999998S" calcext:value-type="time">
            <text:p>12:39:59</text:p>
          </table:table-cell>
          <table:table-cell table:number-columns-repeated="14"/>
        </table:table-row>
        <table:table-row table:style-name="ro1">
          <table:table-cell office:value-type="time" office:time-value="PT12H40M59.999999998S" calcext:value-type="time">
            <text:p>12:40:59</text:p>
          </table:table-cell>
          <table:table-cell table:number-columns-repeated="14"/>
        </table:table-row>
        <table:table-row table:style-name="ro1">
          <table:table-cell office:value-type="time" office:time-value="PT12H41M59.999999998S" calcext:value-type="time">
            <text:p>12:41:59</text:p>
          </table:table-cell>
          <table:table-cell table:number-columns-repeated="14"/>
        </table:table-row>
        <table:table-row table:style-name="ro1">
          <table:table-cell office:value-type="time" office:time-value="PT12H42M59.999999998S" calcext:value-type="time">
            <text:p>12:42:59</text:p>
          </table:table-cell>
          <table:table-cell table:number-columns-repeated="14"/>
        </table:table-row>
        <table:table-row table:style-name="ro1">
          <table:table-cell office:value-type="time" office:time-value="PT12H43M59.999999998S" calcext:value-type="time">
            <text:p>12:43:59</text:p>
          </table:table-cell>
          <table:table-cell table:number-columns-repeated="14"/>
        </table:table-row>
        <table:table-row table:style-name="ro1">
          <table:table-cell office:value-type="time" office:time-value="PT12H44M59.999999998S" calcext:value-type="time">
            <text:p>12:44:59</text:p>
          </table:table-cell>
          <table:table-cell table:number-columns-repeated="14"/>
        </table:table-row>
        <table:table-row table:style-name="ro1">
          <table:table-cell office:value-type="time" office:time-value="PT12H45M59.999999998S" calcext:value-type="time">
            <text:p>12:45:59</text:p>
          </table:table-cell>
          <table:table-cell table:number-columns-repeated="14"/>
        </table:table-row>
        <table:table-row table:style-name="ro1">
          <table:table-cell office:value-type="time" office:time-value="PT12H46M59.999999998S" calcext:value-type="time">
            <text:p>12:46:59</text:p>
          </table:table-cell>
          <table:table-cell table:number-columns-repeated="14"/>
        </table:table-row>
        <table:table-row table:style-name="ro1">
          <table:table-cell office:value-type="time" office:time-value="PT12H47M59.999999998S" calcext:value-type="time">
            <text:p>12:47:59</text:p>
          </table:table-cell>
          <table:table-cell table:number-columns-repeated="14"/>
        </table:table-row>
        <table:table-row table:style-name="ro1">
          <table:table-cell office:value-type="time" office:time-value="PT12H48M59.999999998S" calcext:value-type="time">
            <text:p>12:48:59</text:p>
          </table:table-cell>
          <table:table-cell table:number-columns-repeated="14"/>
        </table:table-row>
        <table:table-row table:style-name="ro1">
          <table:table-cell office:value-type="time" office:time-value="PT12H49M59.999999998S" calcext:value-type="time">
            <text:p>12:49:59</text:p>
          </table:table-cell>
          <table:table-cell table:number-columns-repeated="14"/>
        </table:table-row>
        <table:table-row table:style-name="ro1">
          <table:table-cell office:value-type="time" office:time-value="PT12H50M59.999999998S" calcext:value-type="time">
            <text:p>12:50:59</text:p>
          </table:table-cell>
          <table:table-cell table:number-columns-repeated="14"/>
        </table:table-row>
        <table:table-row table:style-name="ro1">
          <table:table-cell office:value-type="time" office:time-value="PT12H51M59.999999998S" calcext:value-type="time">
            <text:p>12:51:59</text:p>
          </table:table-cell>
          <table:table-cell table:number-columns-repeated="14"/>
        </table:table-row>
        <table:table-row table:style-name="ro1">
          <table:table-cell office:value-type="time" office:time-value="PT12H52M59.999999998S" calcext:value-type="time">
            <text:p>12:52:59</text:p>
          </table:table-cell>
          <table:table-cell table:number-columns-repeated="14"/>
        </table:table-row>
        <table:table-row table:style-name="ro1">
          <table:table-cell office:value-type="time" office:time-value="PT12H53M59.999999998S" calcext:value-type="time">
            <text:p>12:53:59</text:p>
          </table:table-cell>
          <table:table-cell table:number-columns-repeated="14"/>
        </table:table-row>
        <table:table-row table:style-name="ro1">
          <table:table-cell office:value-type="time" office:time-value="PT12H54M59.999999998S" calcext:value-type="time">
            <text:p>12:54:59</text:p>
          </table:table-cell>
          <table:table-cell table:number-columns-repeated="14"/>
        </table:table-row>
        <table:table-row table:style-name="ro1">
          <table:table-cell office:value-type="time" office:time-value="PT12H55M59.999999998S" calcext:value-type="time">
            <text:p>12:55:59</text:p>
          </table:table-cell>
          <table:table-cell table:number-columns-repeated="14"/>
        </table:table-row>
        <table:table-row table:style-name="ro1">
          <table:table-cell office:value-type="time" office:time-value="PT12H56M59.999999998S" calcext:value-type="time">
            <text:p>12:56:59</text:p>
          </table:table-cell>
          <table:table-cell table:number-columns-repeated="14"/>
        </table:table-row>
        <table:table-row table:style-name="ro1">
          <table:table-cell office:value-type="time" office:time-value="PT12H57M59.999999998S" calcext:value-type="time">
            <text:p>12:57:59</text:p>
          </table:table-cell>
          <table:table-cell table:number-columns-repeated="14"/>
        </table:table-row>
        <table:table-row table:style-name="ro1">
          <table:table-cell office:value-type="time" office:time-value="PT12H58M59.999999998S" calcext:value-type="time">
            <text:p>12:58:59</text:p>
          </table:table-cell>
          <table:table-cell table:number-columns-repeated="14"/>
        </table:table-row>
        <table:table-row table:style-name="ro1">
          <table:table-cell office:value-type="time" office:time-value="PT12H59M59.999999998S" calcext:value-type="time">
            <text:p>12:59:59</text:p>
          </table:table-cell>
          <table:table-cell table:number-columns-repeated="14"/>
        </table:table-row>
        <table:table-row table:style-name="ro1">
          <table:table-cell office:value-type="time" office:time-value="PT13H00M59.999999998S" calcext:value-type="time">
            <text:p>13:00:59</text:p>
          </table:table-cell>
          <table:table-cell table:number-columns-repeated="14"/>
        </table:table-row>
        <table:table-row table:style-name="ro1">
          <table:table-cell office:value-type="time" office:time-value="PT13H01M59.999999998S" calcext:value-type="time">
            <text:p>13:01:59</text:p>
          </table:table-cell>
          <table:table-cell table:number-columns-repeated="14"/>
        </table:table-row>
        <table:table-row table:style-name="ro1">
          <table:table-cell office:value-type="time" office:time-value="PT13H02M59.999999998S" calcext:value-type="time">
            <text:p>13:02:59</text:p>
          </table:table-cell>
          <table:table-cell table:number-columns-repeated="14"/>
        </table:table-row>
        <table:table-row table:style-name="ro1">
          <table:table-cell office:value-type="time" office:time-value="PT13H03M59.999999998S" calcext:value-type="time">
            <text:p>13:03:59</text:p>
          </table:table-cell>
          <table:table-cell table:number-columns-repeated="14"/>
        </table:table-row>
        <table:table-row table:style-name="ro1">
          <table:table-cell office:value-type="time" office:time-value="PT13H04M59.999999998S" calcext:value-type="time">
            <text:p>13:04:59</text:p>
          </table:table-cell>
          <table:table-cell table:number-columns-repeated="14"/>
        </table:table-row>
        <table:table-row table:style-name="ro1">
          <table:table-cell office:value-type="time" office:time-value="PT13H05M59.999999998S" calcext:value-type="time">
            <text:p>13:05:59</text:p>
          </table:table-cell>
          <table:table-cell table:number-columns-repeated="14"/>
        </table:table-row>
        <table:table-row table:style-name="ro1">
          <table:table-cell office:value-type="time" office:time-value="PT13H06M59.999999998S" calcext:value-type="time">
            <text:p>13:06:59</text:p>
          </table:table-cell>
          <table:table-cell table:number-columns-repeated="14"/>
        </table:table-row>
        <table:table-row table:style-name="ro1">
          <table:table-cell office:value-type="time" office:time-value="PT13H07M59.999999998S" calcext:value-type="time">
            <text:p>13:07:59</text:p>
          </table:table-cell>
          <table:table-cell table:number-columns-repeated="14"/>
        </table:table-row>
        <table:table-row table:style-name="ro1">
          <table:table-cell office:value-type="time" office:time-value="PT13H08M59.999999998S" calcext:value-type="time">
            <text:p>13:08:59</text:p>
          </table:table-cell>
          <table:table-cell table:number-columns-repeated="14"/>
        </table:table-row>
        <table:table-row table:style-name="ro1">
          <table:table-cell office:value-type="time" office:time-value="PT13H09M59.999999998S" calcext:value-type="time">
            <text:p>13:09:59</text:p>
          </table:table-cell>
          <table:table-cell table:number-columns-repeated="14"/>
        </table:table-row>
        <table:table-row table:style-name="ro1">
          <table:table-cell office:value-type="time" office:time-value="PT13H10M59.999999998S" calcext:value-type="time">
            <text:p>13:10:59</text:p>
          </table:table-cell>
          <table:table-cell table:number-columns-repeated="14"/>
        </table:table-row>
        <table:table-row table:style-name="ro1">
          <table:table-cell office:value-type="time" office:time-value="PT13H11M59.999999998S" calcext:value-type="time">
            <text:p>13:11:59</text:p>
          </table:table-cell>
          <table:table-cell table:number-columns-repeated="14"/>
        </table:table-row>
        <table:table-row table:style-name="ro1">
          <table:table-cell office:value-type="time" office:time-value="PT13H12M59.999999998S" calcext:value-type="time">
            <text:p>13:12:59</text:p>
          </table:table-cell>
          <table:table-cell table:number-columns-repeated="14"/>
        </table:table-row>
        <table:table-row table:style-name="ro1">
          <table:table-cell office:value-type="time" office:time-value="PT13H13M59.999999998S" calcext:value-type="time">
            <text:p>13:13:59</text:p>
          </table:table-cell>
          <table:table-cell table:number-columns-repeated="14"/>
        </table:table-row>
        <table:table-row table:style-name="ro1">
          <table:table-cell office:value-type="time" office:time-value="PT13H14M59.999999998S" calcext:value-type="time">
            <text:p>13:14:59</text:p>
          </table:table-cell>
          <table:table-cell table:number-columns-repeated="14"/>
        </table:table-row>
        <table:table-row table:style-name="ro1">
          <table:table-cell office:value-type="time" office:time-value="PT13H15M59.999999998S" calcext:value-type="time">
            <text:p>13:15:59</text:p>
          </table:table-cell>
          <table:table-cell table:number-columns-repeated="14"/>
        </table:table-row>
        <table:table-row table:style-name="ro1">
          <table:table-cell office:value-type="time" office:time-value="PT13H16M59.999999998S" calcext:value-type="time">
            <text:p>13:16:59</text:p>
          </table:table-cell>
          <table:table-cell table:number-columns-repeated="14"/>
        </table:table-row>
        <table:table-row table:style-name="ro1">
          <table:table-cell office:value-type="time" office:time-value="PT13H17M59.999999998S" calcext:value-type="time">
            <text:p>13:17:59</text:p>
          </table:table-cell>
          <table:table-cell table:number-columns-repeated="14"/>
        </table:table-row>
        <table:table-row table:style-name="ro1">
          <table:table-cell office:value-type="time" office:time-value="PT13H18M59.999999998S" calcext:value-type="time">
            <text:p>13:18:59</text:p>
          </table:table-cell>
          <table:table-cell table:number-columns-repeated="14"/>
        </table:table-row>
        <table:table-row table:style-name="ro1">
          <table:table-cell office:value-type="time" office:time-value="PT13H19M59.999999998S" calcext:value-type="time">
            <text:p>13:19:59</text:p>
          </table:table-cell>
          <table:table-cell table:number-columns-repeated="14"/>
        </table:table-row>
        <table:table-row table:style-name="ro1">
          <table:table-cell office:value-type="time" office:time-value="PT13H20M59.999999998S" calcext:value-type="time">
            <text:p>13:20:59</text:p>
          </table:table-cell>
          <table:table-cell table:number-columns-repeated="14"/>
        </table:table-row>
        <table:table-row table:style-name="ro1">
          <table:table-cell office:value-type="time" office:time-value="PT13H21M59.999999998S" calcext:value-type="time">
            <text:p>13:21:59</text:p>
          </table:table-cell>
          <table:table-cell table:number-columns-repeated="14"/>
        </table:table-row>
        <table:table-row table:style-name="ro1">
          <table:table-cell office:value-type="time" office:time-value="PT13H22M59.999999998S" calcext:value-type="time">
            <text:p>13:22:59</text:p>
          </table:table-cell>
          <table:table-cell table:number-columns-repeated="14"/>
        </table:table-row>
        <table:table-row table:style-name="ro1">
          <table:table-cell office:value-type="time" office:time-value="PT13H23M59.999999998S" calcext:value-type="time">
            <text:p>13:23:59</text:p>
          </table:table-cell>
          <table:table-cell table:number-columns-repeated="14"/>
        </table:table-row>
        <table:table-row table:style-name="ro1">
          <table:table-cell office:value-type="time" office:time-value="PT13H24M59.999999998S" calcext:value-type="time">
            <text:p>13:24:59</text:p>
          </table:table-cell>
          <table:table-cell table:number-columns-repeated="14"/>
        </table:table-row>
        <table:table-row table:style-name="ro1">
          <table:table-cell office:value-type="time" office:time-value="PT13H25M59.999999998S" calcext:value-type="time">
            <text:p>13:25:59</text:p>
          </table:table-cell>
          <table:table-cell table:number-columns-repeated="14"/>
        </table:table-row>
        <table:table-row table:style-name="ro1">
          <table:table-cell office:value-type="time" office:time-value="PT13H26M59.999999998S" calcext:value-type="time">
            <text:p>13:26:59</text:p>
          </table:table-cell>
          <table:table-cell table:number-columns-repeated="14"/>
        </table:table-row>
        <table:table-row table:style-name="ro1">
          <table:table-cell office:value-type="time" office:time-value="PT13H27M59.999999998S" calcext:value-type="time">
            <text:p>13:27:59</text:p>
          </table:table-cell>
          <table:table-cell table:number-columns-repeated="14"/>
        </table:table-row>
        <table:table-row table:style-name="ro1">
          <table:table-cell office:value-type="time" office:time-value="PT13H28M59.999999998S" calcext:value-type="time">
            <text:p>13:28:59</text:p>
          </table:table-cell>
          <table:table-cell table:number-columns-repeated="14"/>
        </table:table-row>
        <table:table-row table:style-name="ro1">
          <table:table-cell office:value-type="time" office:time-value="PT13H29M59.999999998S" calcext:value-type="time">
            <text:p>13:29:59</text:p>
          </table:table-cell>
          <table:table-cell table:number-columns-repeated="14"/>
        </table:table-row>
        <table:table-row table:style-name="ro1">
          <table:table-cell office:value-type="time" office:time-value="PT13H30M59.999999998S" calcext:value-type="time">
            <text:p>13:30:59</text:p>
          </table:table-cell>
          <table:table-cell table:number-columns-repeated="14"/>
        </table:table-row>
        <table:table-row table:style-name="ro1">
          <table:table-cell office:value-type="time" office:time-value="PT13H31M59.999999998S" calcext:value-type="time">
            <text:p>13:31:59</text:p>
          </table:table-cell>
          <table:table-cell table:number-columns-repeated="14"/>
        </table:table-row>
        <table:table-row table:style-name="ro1">
          <table:table-cell office:value-type="time" office:time-value="PT13H32M59.999999998S" calcext:value-type="time">
            <text:p>13:32:59</text:p>
          </table:table-cell>
          <table:table-cell table:number-columns-repeated="14"/>
        </table:table-row>
        <table:table-row table:style-name="ro1">
          <table:table-cell office:value-type="time" office:time-value="PT13H33M59.999999998S" calcext:value-type="time">
            <text:p>13:33:59</text:p>
          </table:table-cell>
          <table:table-cell table:number-columns-repeated="14"/>
        </table:table-row>
        <table:table-row table:style-name="ro1">
          <table:table-cell office:value-type="time" office:time-value="PT13H34M59.999999998S" calcext:value-type="time">
            <text:p>13:34:59</text:p>
          </table:table-cell>
          <table:table-cell table:number-columns-repeated="14"/>
        </table:table-row>
        <table:table-row table:style-name="ro1">
          <table:table-cell office:value-type="time" office:time-value="PT13H35M59.999999998S" calcext:value-type="time">
            <text:p>13:35:59</text:p>
          </table:table-cell>
          <table:table-cell table:number-columns-repeated="14"/>
        </table:table-row>
        <table:table-row table:style-name="ro1">
          <table:table-cell office:value-type="time" office:time-value="PT13H36M59.999999998S" calcext:value-type="time">
            <text:p>13:36:59</text:p>
          </table:table-cell>
          <table:table-cell table:number-columns-repeated="14"/>
        </table:table-row>
        <table:table-row table:style-name="ro1">
          <table:table-cell office:value-type="time" office:time-value="PT13H37M59.999999998S" calcext:value-type="time">
            <text:p>13:37:59</text:p>
          </table:table-cell>
          <table:table-cell table:number-columns-repeated="14"/>
        </table:table-row>
        <table:table-row table:style-name="ro1">
          <table:table-cell office:value-type="time" office:time-value="PT13H38M59.999999998S" calcext:value-type="time">
            <text:p>13:38:59</text:p>
          </table:table-cell>
          <table:table-cell table:number-columns-repeated="14"/>
        </table:table-row>
        <table:table-row table:style-name="ro1">
          <table:table-cell office:value-type="time" office:time-value="PT13H39M59.999999998S" calcext:value-type="time">
            <text:p>13:39:59</text:p>
          </table:table-cell>
          <table:table-cell table:number-columns-repeated="14"/>
        </table:table-row>
        <table:table-row table:style-name="ro1">
          <table:table-cell office:value-type="time" office:time-value="PT13H40M59.999999998S" calcext:value-type="time">
            <text:p>13:40:59</text:p>
          </table:table-cell>
          <table:table-cell table:number-columns-repeated="14"/>
        </table:table-row>
        <table:table-row table:style-name="ro1">
          <table:table-cell office:value-type="time" office:time-value="PT13H41M59.999999998S" calcext:value-type="time">
            <text:p>13:41:59</text:p>
          </table:table-cell>
          <table:table-cell table:number-columns-repeated="14"/>
        </table:table-row>
        <table:table-row table:style-name="ro1">
          <table:table-cell office:value-type="time" office:time-value="PT13H42M59.999999998S" calcext:value-type="time">
            <text:p>13:42:59</text:p>
          </table:table-cell>
          <table:table-cell table:number-columns-repeated="14"/>
        </table:table-row>
        <table:table-row table:style-name="ro1">
          <table:table-cell office:value-type="time" office:time-value="PT13H43M59.999999998S" calcext:value-type="time">
            <text:p>13:43:59</text:p>
          </table:table-cell>
          <table:table-cell table:number-columns-repeated="14"/>
        </table:table-row>
        <table:table-row table:style-name="ro1">
          <table:table-cell office:value-type="time" office:time-value="PT13H44M59.999999998S" calcext:value-type="time">
            <text:p>13:44:59</text:p>
          </table:table-cell>
          <table:table-cell table:number-columns-repeated="14"/>
        </table:table-row>
        <table:table-row table:style-name="ro1">
          <table:table-cell office:value-type="time" office:time-value="PT13H45M59.999999998S" calcext:value-type="time">
            <text:p>13:45:59</text:p>
          </table:table-cell>
          <table:table-cell table:number-columns-repeated="14"/>
        </table:table-row>
        <table:table-row table:style-name="ro1">
          <table:table-cell office:value-type="time" office:time-value="PT13H46M59.999999998S" calcext:value-type="time">
            <text:p>13:46:59</text:p>
          </table:table-cell>
          <table:table-cell table:number-columns-repeated="14"/>
        </table:table-row>
        <table:table-row table:style-name="ro1">
          <table:table-cell office:value-type="time" office:time-value="PT13H47M59.999999998S" calcext:value-type="time">
            <text:p>13:47:59</text:p>
          </table:table-cell>
          <table:table-cell table:number-columns-repeated="14"/>
        </table:table-row>
        <table:table-row table:style-name="ro1">
          <table:table-cell office:value-type="time" office:time-value="PT13H48M59.999999998S" calcext:value-type="time">
            <text:p>13:48:59</text:p>
          </table:table-cell>
          <table:table-cell table:number-columns-repeated="14"/>
        </table:table-row>
        <table:table-row table:style-name="ro1">
          <table:table-cell office:value-type="time" office:time-value="PT13H49M59.999999998S" calcext:value-type="time">
            <text:p>13:49:59</text:p>
          </table:table-cell>
          <table:table-cell table:number-columns-repeated="14"/>
        </table:table-row>
        <table:table-row table:style-name="ro1">
          <table:table-cell office:value-type="time" office:time-value="PT13H50M59.999999998S" calcext:value-type="time">
            <text:p>13:50:59</text:p>
          </table:table-cell>
          <table:table-cell table:number-columns-repeated="14"/>
        </table:table-row>
        <table:table-row table:style-name="ro1">
          <table:table-cell office:value-type="time" office:time-value="PT13H51M59.999999998S" calcext:value-type="time">
            <text:p>13:51:59</text:p>
          </table:table-cell>
          <table:table-cell table:number-columns-repeated="14"/>
        </table:table-row>
        <table:table-row table:style-name="ro1">
          <table:table-cell office:value-type="time" office:time-value="PT13H52M59.999999998S" calcext:value-type="time">
            <text:p>13:52:59</text:p>
          </table:table-cell>
          <table:table-cell table:number-columns-repeated="14"/>
        </table:table-row>
        <table:table-row table:style-name="ro1">
          <table:table-cell office:value-type="time" office:time-value="PT13H53M59.999999998S" calcext:value-type="time">
            <text:p>13:53:59</text:p>
          </table:table-cell>
          <table:table-cell table:number-columns-repeated="14"/>
        </table:table-row>
        <table:table-row table:style-name="ro1">
          <table:table-cell office:value-type="time" office:time-value="PT13H54M59.999999998S" calcext:value-type="time">
            <text:p>13:54:59</text:p>
          </table:table-cell>
          <table:table-cell table:number-columns-repeated="14"/>
        </table:table-row>
        <table:table-row table:style-name="ro1">
          <table:table-cell office:value-type="time" office:time-value="PT13H55M59.999999998S" calcext:value-type="time">
            <text:p>13:55:59</text:p>
          </table:table-cell>
          <table:table-cell table:number-columns-repeated="14"/>
        </table:table-row>
        <table:table-row table:style-name="ro1">
          <table:table-cell office:value-type="time" office:time-value="PT13H56M59.999999998S" calcext:value-type="time">
            <text:p>13:56:59</text:p>
          </table:table-cell>
          <table:table-cell table:number-columns-repeated="14"/>
        </table:table-row>
        <table:table-row table:style-name="ro1">
          <table:table-cell office:value-type="time" office:time-value="PT13H57M59.999999998S" calcext:value-type="time">
            <text:p>13:57:59</text:p>
          </table:table-cell>
          <table:table-cell table:number-columns-repeated="14"/>
        </table:table-row>
        <table:table-row table:style-name="ro1">
          <table:table-cell office:value-type="time" office:time-value="PT13H58M59.999999998S" calcext:value-type="time">
            <text:p>13:58:59</text:p>
          </table:table-cell>
          <table:table-cell table:number-columns-repeated="14"/>
        </table:table-row>
        <table:table-row table:style-name="ro1">
          <table:table-cell office:value-type="time" office:time-value="PT13H59M59.999999998S" calcext:value-type="time">
            <text:p>13:59:59</text:p>
          </table:table-cell>
          <table:table-cell table:number-columns-repeated="14"/>
        </table:table-row>
        <table:table-row table:style-name="ro1">
          <table:table-cell office:value-type="time" office:time-value="PT14H00M59.999999998S" calcext:value-type="time">
            <text:p>14:00:59</text:p>
          </table:table-cell>
          <table:table-cell table:number-columns-repeated="14"/>
        </table:table-row>
        <table:table-row table:style-name="ro1">
          <table:table-cell office:value-type="time" office:time-value="PT14H01M59.999999998S" calcext:value-type="time">
            <text:p>14:01:59</text:p>
          </table:table-cell>
          <table:table-cell table:number-columns-repeated="14"/>
        </table:table-row>
        <table:table-row table:style-name="ro1">
          <table:table-cell office:value-type="time" office:time-value="PT14H02M59.999999998S" calcext:value-type="time">
            <text:p>14:02:59</text:p>
          </table:table-cell>
          <table:table-cell table:number-columns-repeated="14"/>
        </table:table-row>
        <table:table-row table:style-name="ro1">
          <table:table-cell office:value-type="time" office:time-value="PT14H03M59.999999998S" calcext:value-type="time">
            <text:p>14:03:59</text:p>
          </table:table-cell>
          <table:table-cell table:number-columns-repeated="14"/>
        </table:table-row>
        <table:table-row table:style-name="ro1">
          <table:table-cell office:value-type="time" office:time-value="PT14H04M59.999999998S" calcext:value-type="time">
            <text:p>14:04:59</text:p>
          </table:table-cell>
          <table:table-cell table:number-columns-repeated="14"/>
        </table:table-row>
        <table:table-row table:style-name="ro1">
          <table:table-cell office:value-type="time" office:time-value="PT14H05M59.999999998S" calcext:value-type="time">
            <text:p>14:05:59</text:p>
          </table:table-cell>
          <table:table-cell table:number-columns-repeated="14"/>
        </table:table-row>
        <table:table-row table:style-name="ro1">
          <table:table-cell office:value-type="time" office:time-value="PT14H06M59.999999998S" calcext:value-type="time">
            <text:p>14:06:59</text:p>
          </table:table-cell>
          <table:table-cell table:number-columns-repeated="14"/>
        </table:table-row>
        <table:table-row table:style-name="ro1">
          <table:table-cell office:value-type="time" office:time-value="PT14H07M59.999999998S" calcext:value-type="time">
            <text:p>14:07:59</text:p>
          </table:table-cell>
          <table:table-cell table:number-columns-repeated="14"/>
        </table:table-row>
        <table:table-row table:style-name="ro1">
          <table:table-cell office:value-type="time" office:time-value="PT14H08M59.999999998S" calcext:value-type="time">
            <text:p>14:08:59</text:p>
          </table:table-cell>
          <table:table-cell table:number-columns-repeated="14"/>
        </table:table-row>
        <table:table-row table:style-name="ro1">
          <table:table-cell office:value-type="time" office:time-value="PT14H09M59.999999998S" calcext:value-type="time">
            <text:p>14:09:59</text:p>
          </table:table-cell>
          <table:table-cell table:number-columns-repeated="14"/>
        </table:table-row>
        <table:table-row table:style-name="ro1">
          <table:table-cell office:value-type="time" office:time-value="PT14H10M59.999999998S" calcext:value-type="time">
            <text:p>14:10:59</text:p>
          </table:table-cell>
          <table:table-cell table:number-columns-repeated="14"/>
        </table:table-row>
        <table:table-row table:style-name="ro1">
          <table:table-cell office:value-type="time" office:time-value="PT14H11M59.999999998S" calcext:value-type="time">
            <text:p>14:11:59</text:p>
          </table:table-cell>
          <table:table-cell table:number-columns-repeated="14"/>
        </table:table-row>
        <table:table-row table:style-name="ro1">
          <table:table-cell office:value-type="time" office:time-value="PT14H12M59.999999998S" calcext:value-type="time">
            <text:p>14:12:59</text:p>
          </table:table-cell>
          <table:table-cell table:number-columns-repeated="14"/>
        </table:table-row>
        <table:table-row table:style-name="ro1">
          <table:table-cell office:value-type="time" office:time-value="PT14H13M59.999999998S" calcext:value-type="time">
            <text:p>14:13:59</text:p>
          </table:table-cell>
          <table:table-cell table:number-columns-repeated="14"/>
        </table:table-row>
        <table:table-row table:style-name="ro1">
          <table:table-cell office:value-type="time" office:time-value="PT14H14M59.999999998S" calcext:value-type="time">
            <text:p>14:14:59</text:p>
          </table:table-cell>
          <table:table-cell table:number-columns-repeated="14"/>
        </table:table-row>
        <table:table-row table:style-name="ro1">
          <table:table-cell office:value-type="time" office:time-value="PT14H15M59.999999998S" calcext:value-type="time">
            <text:p>14:15:59</text:p>
          </table:table-cell>
          <table:table-cell table:number-columns-repeated="14"/>
        </table:table-row>
        <table:table-row table:style-name="ro1">
          <table:table-cell office:value-type="time" office:time-value="PT14H16M59.999999998S" calcext:value-type="time">
            <text:p>14:16:59</text:p>
          </table:table-cell>
          <table:table-cell table:number-columns-repeated="14"/>
        </table:table-row>
        <table:table-row table:style-name="ro1">
          <table:table-cell office:value-type="time" office:time-value="PT14H17M59.999999998S" calcext:value-type="time">
            <text:p>14:17:59</text:p>
          </table:table-cell>
          <table:table-cell table:number-columns-repeated="14"/>
        </table:table-row>
        <table:table-row table:style-name="ro1">
          <table:table-cell office:value-type="time" office:time-value="PT14H18M59.999999998S" calcext:value-type="time">
            <text:p>14:18:59</text:p>
          </table:table-cell>
          <table:table-cell table:number-columns-repeated="14"/>
        </table:table-row>
        <table:table-row table:style-name="ro1">
          <table:table-cell office:value-type="time" office:time-value="PT14H19M59.999999998S" calcext:value-type="time">
            <text:p>14:19:59</text:p>
          </table:table-cell>
          <table:table-cell table:number-columns-repeated="14"/>
        </table:table-row>
        <table:table-row table:style-name="ro1">
          <table:table-cell office:value-type="time" office:time-value="PT14H20M59.999999998S" calcext:value-type="time">
            <text:p>14:20:59</text:p>
          </table:table-cell>
          <table:table-cell table:number-columns-repeated="14"/>
        </table:table-row>
        <table:table-row table:style-name="ro1">
          <table:table-cell office:value-type="time" office:time-value="PT14H21M59.999999998S" calcext:value-type="time">
            <text:p>14:21:59</text:p>
          </table:table-cell>
          <table:table-cell table:number-columns-repeated="14"/>
        </table:table-row>
        <table:table-row table:style-name="ro1">
          <table:table-cell office:value-type="time" office:time-value="PT14H22M59.999999998S" calcext:value-type="time">
            <text:p>14:22:59</text:p>
          </table:table-cell>
          <table:table-cell table:number-columns-repeated="14"/>
        </table:table-row>
        <table:table-row table:style-name="ro1">
          <table:table-cell office:value-type="time" office:time-value="PT14H23M59.999999998S" calcext:value-type="time">
            <text:p>14:23:59</text:p>
          </table:table-cell>
          <table:table-cell table:number-columns-repeated="14"/>
        </table:table-row>
        <table:table-row table:style-name="ro1">
          <table:table-cell office:value-type="time" office:time-value="PT14H24M59.999999998S" calcext:value-type="time">
            <text:p>14:24:59</text:p>
          </table:table-cell>
          <table:table-cell table:number-columns-repeated="14"/>
        </table:table-row>
        <table:table-row table:style-name="ro1">
          <table:table-cell office:value-type="time" office:time-value="PT14H25M59.999999998S" calcext:value-type="time">
            <text:p>14:25:59</text:p>
          </table:table-cell>
          <table:table-cell table:number-columns-repeated="14"/>
        </table:table-row>
        <table:table-row table:style-name="ro1">
          <table:table-cell office:value-type="time" office:time-value="PT14H26M59.999999998S" calcext:value-type="time">
            <text:p>14:26:59</text:p>
          </table:table-cell>
          <table:table-cell table:number-columns-repeated="14"/>
        </table:table-row>
        <table:table-row table:style-name="ro1">
          <table:table-cell office:value-type="time" office:time-value="PT14H27M59.999999998S" calcext:value-type="time">
            <text:p>14:27:59</text:p>
          </table:table-cell>
          <table:table-cell table:number-columns-repeated="14"/>
        </table:table-row>
        <table:table-row table:style-name="ro1">
          <table:table-cell office:value-type="time" office:time-value="PT14H28M59.999999998S" calcext:value-type="time">
            <text:p>14:28:59</text:p>
          </table:table-cell>
          <table:table-cell table:number-columns-repeated="14"/>
        </table:table-row>
        <table:table-row table:style-name="ro1">
          <table:table-cell office:value-type="time" office:time-value="PT14H29M59.999999998S" calcext:value-type="time">
            <text:p>14:29:59</text:p>
          </table:table-cell>
          <table:table-cell table:number-columns-repeated="14"/>
        </table:table-row>
        <table:table-row table:style-name="ro1">
          <table:table-cell office:value-type="time" office:time-value="PT14H30M59.999999998S" calcext:value-type="time">
            <text:p>14:30:59</text:p>
          </table:table-cell>
          <table:table-cell table:number-columns-repeated="14"/>
        </table:table-row>
        <table:table-row table:style-name="ro1">
          <table:table-cell office:value-type="time" office:time-value="PT14H31M59.999999998S" calcext:value-type="time">
            <text:p>14:31:59</text:p>
          </table:table-cell>
          <table:table-cell table:number-columns-repeated="14"/>
        </table:table-row>
        <table:table-row table:style-name="ro1">
          <table:table-cell office:value-type="time" office:time-value="PT14H32M59.999999998S" calcext:value-type="time">
            <text:p>14:32:59</text:p>
          </table:table-cell>
          <table:table-cell table:number-columns-repeated="14"/>
        </table:table-row>
        <table:table-row table:style-name="ro1">
          <table:table-cell office:value-type="time" office:time-value="PT14H33M59.999999998S" calcext:value-type="time">
            <text:p>14:33:59</text:p>
          </table:table-cell>
          <table:table-cell table:number-columns-repeated="14"/>
        </table:table-row>
        <table:table-row table:style-name="ro1">
          <table:table-cell office:value-type="time" office:time-value="PT14H34M59.999999998S" calcext:value-type="time">
            <text:p>14:34:59</text:p>
          </table:table-cell>
          <table:table-cell table:number-columns-repeated="14"/>
        </table:table-row>
        <table:table-row table:style-name="ro1">
          <table:table-cell office:value-type="time" office:time-value="PT14H35M59.999999998S" calcext:value-type="time">
            <text:p>14:35:59</text:p>
          </table:table-cell>
          <table:table-cell table:number-columns-repeated="14"/>
        </table:table-row>
        <table:table-row table:style-name="ro1">
          <table:table-cell office:value-type="time" office:time-value="PT14H36M59.999999998S" calcext:value-type="time">
            <text:p>14:36:59</text:p>
          </table:table-cell>
          <table:table-cell table:number-columns-repeated="14"/>
        </table:table-row>
        <table:table-row table:style-name="ro1">
          <table:table-cell office:value-type="time" office:time-value="PT14H37M59.999999998S" calcext:value-type="time">
            <text:p>14:37:59</text:p>
          </table:table-cell>
          <table:table-cell table:number-columns-repeated="14"/>
        </table:table-row>
        <table:table-row table:style-name="ro1">
          <table:table-cell office:value-type="time" office:time-value="PT14H38M59.999999998S" calcext:value-type="time">
            <text:p>14:38:59</text:p>
          </table:table-cell>
          <table:table-cell table:number-columns-repeated="14"/>
        </table:table-row>
        <table:table-row table:style-name="ro1">
          <table:table-cell office:value-type="time" office:time-value="PT14H39M59.999999998S" calcext:value-type="time">
            <text:p>14:39:59</text:p>
          </table:table-cell>
          <table:table-cell table:number-columns-repeated="14"/>
        </table:table-row>
        <table:table-row table:style-name="ro1">
          <table:table-cell office:value-type="time" office:time-value="PT14H40M59.999999998S" calcext:value-type="time">
            <text:p>14:40:59</text:p>
          </table:table-cell>
          <table:table-cell table:number-columns-repeated="14"/>
        </table:table-row>
        <table:table-row table:style-name="ro1">
          <table:table-cell office:value-type="time" office:time-value="PT14H41M59.999999998S" calcext:value-type="time">
            <text:p>14:41:59</text:p>
          </table:table-cell>
          <table:table-cell table:number-columns-repeated="14"/>
        </table:table-row>
        <table:table-row table:style-name="ro1">
          <table:table-cell office:value-type="time" office:time-value="PT14H42M59.999999998S" calcext:value-type="time">
            <text:p>14:42:59</text:p>
          </table:table-cell>
          <table:table-cell table:number-columns-repeated="14"/>
        </table:table-row>
        <table:table-row table:style-name="ro1">
          <table:table-cell office:value-type="time" office:time-value="PT14H43M59.999999998S" calcext:value-type="time">
            <text:p>14:43:59</text:p>
          </table:table-cell>
          <table:table-cell table:number-columns-repeated="14"/>
        </table:table-row>
        <table:table-row table:style-name="ro1">
          <table:table-cell office:value-type="time" office:time-value="PT14H44M59.999999998S" calcext:value-type="time">
            <text:p>14:44:59</text:p>
          </table:table-cell>
          <table:table-cell table:number-columns-repeated="14"/>
        </table:table-row>
        <table:table-row table:style-name="ro1">
          <table:table-cell office:value-type="time" office:time-value="PT14H45M59.999999998S" calcext:value-type="time">
            <text:p>14:45:59</text:p>
          </table:table-cell>
          <table:table-cell table:number-columns-repeated="14"/>
        </table:table-row>
        <table:table-row table:style-name="ro1">
          <table:table-cell office:value-type="time" office:time-value="PT14H46M59.999999998S" calcext:value-type="time">
            <text:p>14:46:59</text:p>
          </table:table-cell>
          <table:table-cell table:number-columns-repeated="14"/>
        </table:table-row>
        <table:table-row table:style-name="ro1">
          <table:table-cell office:value-type="time" office:time-value="PT14H47M59.999999998S" calcext:value-type="time">
            <text:p>14:47:59</text:p>
          </table:table-cell>
          <table:table-cell table:number-columns-repeated="14"/>
        </table:table-row>
        <table:table-row table:style-name="ro1">
          <table:table-cell office:value-type="time" office:time-value="PT14H48M59.999999998S" calcext:value-type="time">
            <text:p>14:48:59</text:p>
          </table:table-cell>
          <table:table-cell table:number-columns-repeated="14"/>
        </table:table-row>
        <table:table-row table:style-name="ro1">
          <table:table-cell office:value-type="time" office:time-value="PT14H49M59.999999998S" calcext:value-type="time">
            <text:p>14:49:59</text:p>
          </table:table-cell>
          <table:table-cell table:number-columns-repeated="14"/>
        </table:table-row>
        <table:table-row table:style-name="ro1">
          <table:table-cell office:value-type="time" office:time-value="PT14H50M59.999999998S" calcext:value-type="time">
            <text:p>14:50:59</text:p>
          </table:table-cell>
          <table:table-cell table:number-columns-repeated="14"/>
        </table:table-row>
        <table:table-row table:style-name="ro1">
          <table:table-cell office:value-type="time" office:time-value="PT14H51M59.999999998S" calcext:value-type="time">
            <text:p>14:51:59</text:p>
          </table:table-cell>
          <table:table-cell table:number-columns-repeated="14"/>
        </table:table-row>
        <table:table-row table:style-name="ro1">
          <table:table-cell office:value-type="time" office:time-value="PT14H52M59.999999998S" calcext:value-type="time">
            <text:p>14:52:59</text:p>
          </table:table-cell>
          <table:table-cell table:number-columns-repeated="14"/>
        </table:table-row>
        <table:table-row table:style-name="ro1">
          <table:table-cell office:value-type="time" office:time-value="PT14H53M59.999999998S" calcext:value-type="time">
            <text:p>14:53:59</text:p>
          </table:table-cell>
          <table:table-cell table:number-columns-repeated="14"/>
        </table:table-row>
        <table:table-row table:style-name="ro1">
          <table:table-cell office:value-type="time" office:time-value="PT14H54M59.999999998S" calcext:value-type="time">
            <text:p>14:54:59</text:p>
          </table:table-cell>
          <table:table-cell table:number-columns-repeated="14"/>
        </table:table-row>
        <table:table-row table:style-name="ro1">
          <table:table-cell office:value-type="time" office:time-value="PT14H55M59.999999998S" calcext:value-type="time">
            <text:p>14:55:59</text:p>
          </table:table-cell>
          <table:table-cell table:number-columns-repeated="14"/>
        </table:table-row>
        <table:table-row table:style-name="ro1">
          <table:table-cell office:value-type="time" office:time-value="PT14H56M59.999999998S" calcext:value-type="time">
            <text:p>14:56:59</text:p>
          </table:table-cell>
          <table:table-cell table:number-columns-repeated="14"/>
        </table:table-row>
        <table:table-row table:style-name="ro1">
          <table:table-cell office:value-type="time" office:time-value="PT14H57M59.999999998S" calcext:value-type="time">
            <text:p>14:57:59</text:p>
          </table:table-cell>
          <table:table-cell table:number-columns-repeated="14"/>
        </table:table-row>
        <table:table-row table:style-name="ro1">
          <table:table-cell office:value-type="time" office:time-value="PT14H58M59.999999998S" calcext:value-type="time">
            <text:p>14:58:59</text:p>
          </table:table-cell>
          <table:table-cell table:number-columns-repeated="14"/>
        </table:table-row>
        <table:table-row table:style-name="ro1">
          <table:table-cell office:value-type="time" office:time-value="PT14H59M59.999999998S" calcext:value-type="time">
            <text:p>14:59:59</text:p>
          </table:table-cell>
          <table:table-cell table:number-columns-repeated="14"/>
        </table:table-row>
        <table:table-row table:style-name="ro1">
          <table:table-cell office:value-type="time" office:time-value="PT15H00M59.999999998S" calcext:value-type="time">
            <text:p>15:00:59</text:p>
          </table:table-cell>
          <table:table-cell table:number-columns-repeated="14"/>
        </table:table-row>
        <table:table-row table:style-name="ro1">
          <table:table-cell office:value-type="time" office:time-value="PT15H01M59.999999998S" calcext:value-type="time">
            <text:p>15:01:59</text:p>
          </table:table-cell>
          <table:table-cell table:number-columns-repeated="14"/>
        </table:table-row>
        <table:table-row table:style-name="ro1">
          <table:table-cell office:value-type="time" office:time-value="PT15H02M59.999999998S" calcext:value-type="time">
            <text:p>15:02:59</text:p>
          </table:table-cell>
          <table:table-cell table:number-columns-repeated="14"/>
        </table:table-row>
        <table:table-row table:style-name="ro1">
          <table:table-cell office:value-type="time" office:time-value="PT15H03M59.999999998S" calcext:value-type="time">
            <text:p>15:03:59</text:p>
          </table:table-cell>
          <table:table-cell table:number-columns-repeated="14"/>
        </table:table-row>
        <table:table-row table:style-name="ro1">
          <table:table-cell office:value-type="time" office:time-value="PT15H04M59.999999998S" calcext:value-type="time">
            <text:p>15:04:59</text:p>
          </table:table-cell>
          <table:table-cell table:number-columns-repeated="14"/>
        </table:table-row>
        <table:table-row table:style-name="ro1">
          <table:table-cell office:value-type="time" office:time-value="PT15H05M59.999999998S" calcext:value-type="time">
            <text:p>15:05:59</text:p>
          </table:table-cell>
          <table:table-cell table:number-columns-repeated="14"/>
        </table:table-row>
        <table:table-row table:style-name="ro1">
          <table:table-cell office:value-type="time" office:time-value="PT15H06M59.999999998S" calcext:value-type="time">
            <text:p>15:06:59</text:p>
          </table:table-cell>
          <table:table-cell table:number-columns-repeated="14"/>
        </table:table-row>
        <table:table-row table:style-name="ro1">
          <table:table-cell office:value-type="time" office:time-value="PT15H07M59.999999998S" calcext:value-type="time">
            <text:p>15:07:59</text:p>
          </table:table-cell>
          <table:table-cell table:number-columns-repeated="14"/>
        </table:table-row>
        <table:table-row table:style-name="ro1">
          <table:table-cell office:value-type="time" office:time-value="PT15H08M59.999999998S" calcext:value-type="time">
            <text:p>15:08:59</text:p>
          </table:table-cell>
          <table:table-cell table:number-columns-repeated="14"/>
        </table:table-row>
        <table:table-row table:style-name="ro1">
          <table:table-cell office:value-type="time" office:time-value="PT15H09M59.999999998S" calcext:value-type="time">
            <text:p>15:09:59</text:p>
          </table:table-cell>
          <table:table-cell table:number-columns-repeated="14"/>
        </table:table-row>
        <table:table-row table:style-name="ro1">
          <table:table-cell office:value-type="time" office:time-value="PT15H10M59.999999998S" calcext:value-type="time">
            <text:p>15:10:59</text:p>
          </table:table-cell>
          <table:table-cell table:number-columns-repeated="14"/>
        </table:table-row>
        <table:table-row table:style-name="ro1">
          <table:table-cell office:value-type="time" office:time-value="PT15H11M59.999999998S" calcext:value-type="time">
            <text:p>15:11:59</text:p>
          </table:table-cell>
          <table:table-cell table:number-columns-repeated="14"/>
        </table:table-row>
        <table:table-row table:style-name="ro1">
          <table:table-cell office:value-type="time" office:time-value="PT15H12M59.999999998S" calcext:value-type="time">
            <text:p>15:12:59</text:p>
          </table:table-cell>
          <table:table-cell table:number-columns-repeated="14"/>
        </table:table-row>
        <table:table-row table:style-name="ro1">
          <table:table-cell office:value-type="time" office:time-value="PT15H13M59.999999998S" calcext:value-type="time">
            <text:p>15:13:59</text:p>
          </table:table-cell>
          <table:table-cell table:number-columns-repeated="14"/>
        </table:table-row>
        <table:table-row table:style-name="ro1">
          <table:table-cell office:value-type="time" office:time-value="PT15H14M59.999999998S" calcext:value-type="time">
            <text:p>15:14:59</text:p>
          </table:table-cell>
          <table:table-cell table:number-columns-repeated="14"/>
        </table:table-row>
        <table:table-row table:style-name="ro1">
          <table:table-cell office:value-type="time" office:time-value="PT15H15M59.999999998S" calcext:value-type="time">
            <text:p>15:15:59</text:p>
          </table:table-cell>
          <table:table-cell table:number-columns-repeated="14"/>
        </table:table-row>
        <table:table-row table:style-name="ro1">
          <table:table-cell office:value-type="time" office:time-value="PT15H16M59.999999998S" calcext:value-type="time">
            <text:p>15:16:59</text:p>
          </table:table-cell>
          <table:table-cell table:number-columns-repeated="14"/>
        </table:table-row>
        <table:table-row table:style-name="ro1">
          <table:table-cell office:value-type="time" office:time-value="PT15H17M59.999999998S" calcext:value-type="time">
            <text:p>15:17:59</text:p>
          </table:table-cell>
          <table:table-cell table:number-columns-repeated="14"/>
        </table:table-row>
        <table:table-row table:style-name="ro1">
          <table:table-cell office:value-type="time" office:time-value="PT15H18M59.999999998S" calcext:value-type="time">
            <text:p>15:18:59</text:p>
          </table:table-cell>
          <table:table-cell table:number-columns-repeated="14"/>
        </table:table-row>
        <table:table-row table:style-name="ro1">
          <table:table-cell office:value-type="time" office:time-value="PT15H19M59.999999998S" calcext:value-type="time">
            <text:p>15:19:59</text:p>
          </table:table-cell>
          <table:table-cell table:number-columns-repeated="14"/>
        </table:table-row>
        <table:table-row table:style-name="ro1">
          <table:table-cell office:value-type="time" office:time-value="PT15H20M59.999999998S" calcext:value-type="time">
            <text:p>15:20:59</text:p>
          </table:table-cell>
          <table:table-cell table:number-columns-repeated="14"/>
        </table:table-row>
        <table:table-row table:style-name="ro1">
          <table:table-cell office:value-type="time" office:time-value="PT15H21M59.999999998S" calcext:value-type="time">
            <text:p>15:21:59</text:p>
          </table:table-cell>
          <table:table-cell table:number-columns-repeated="14"/>
        </table:table-row>
        <table:table-row table:style-name="ro1">
          <table:table-cell office:value-type="time" office:time-value="PT15H22M59.999999998S" calcext:value-type="time">
            <text:p>15:22:59</text:p>
          </table:table-cell>
          <table:table-cell table:number-columns-repeated="14"/>
        </table:table-row>
        <table:table-row table:style-name="ro1">
          <table:table-cell office:value-type="time" office:time-value="PT15H23M59.999999998S" calcext:value-type="time">
            <text:p>15:23:59</text:p>
          </table:table-cell>
          <table:table-cell table:number-columns-repeated="14"/>
        </table:table-row>
        <table:table-row table:style-name="ro1">
          <table:table-cell office:value-type="time" office:time-value="PT15H24M59.999999998S" calcext:value-type="time">
            <text:p>15:24:59</text:p>
          </table:table-cell>
          <table:table-cell table:number-columns-repeated="14"/>
        </table:table-row>
        <table:table-row table:style-name="ro1">
          <table:table-cell office:value-type="time" office:time-value="PT15H25M59.999999998S" calcext:value-type="time">
            <text:p>15:25:59</text:p>
          </table:table-cell>
          <table:table-cell table:number-columns-repeated="14"/>
        </table:table-row>
        <table:table-row table:style-name="ro1">
          <table:table-cell office:value-type="time" office:time-value="PT15H26M59.999999998S" calcext:value-type="time">
            <text:p>15:26:59</text:p>
          </table:table-cell>
          <table:table-cell table:number-columns-repeated="14"/>
        </table:table-row>
        <table:table-row table:style-name="ro1">
          <table:table-cell office:value-type="time" office:time-value="PT15H27M59.999999998S" calcext:value-type="time">
            <text:p>15:27:59</text:p>
          </table:table-cell>
          <table:table-cell table:number-columns-repeated="14"/>
        </table:table-row>
        <table:table-row table:style-name="ro1">
          <table:table-cell office:value-type="time" office:time-value="PT15H28M59.999999998S" calcext:value-type="time">
            <text:p>15:28:59</text:p>
          </table:table-cell>
          <table:table-cell table:number-columns-repeated="14"/>
        </table:table-row>
        <table:table-row table:style-name="ro1">
          <table:table-cell office:value-type="time" office:time-value="PT15H29M59.999999998S" calcext:value-type="time">
            <text:p>15:29:59</text:p>
          </table:table-cell>
          <table:table-cell table:number-columns-repeated="14"/>
        </table:table-row>
        <table:table-row table:style-name="ro1">
          <table:table-cell office:value-type="time" office:time-value="PT15H30M59.999999998S" calcext:value-type="time">
            <text:p>15:30:59</text:p>
          </table:table-cell>
          <table:table-cell table:number-columns-repeated="14"/>
        </table:table-row>
        <table:table-row table:style-name="ro1">
          <table:table-cell office:value-type="time" office:time-value="PT15H31M59.999999998S" calcext:value-type="time">
            <text:p>15:31:59</text:p>
          </table:table-cell>
          <table:table-cell table:number-columns-repeated="14"/>
        </table:table-row>
        <table:table-row table:style-name="ro1">
          <table:table-cell office:value-type="time" office:time-value="PT15H32M59.999999998S" calcext:value-type="time">
            <text:p>15:32:59</text:p>
          </table:table-cell>
          <table:table-cell table:number-columns-repeated="14"/>
        </table:table-row>
        <table:table-row table:style-name="ro1">
          <table:table-cell office:value-type="time" office:time-value="PT15H33M59.999999998S" calcext:value-type="time">
            <text:p>15:33:59</text:p>
          </table:table-cell>
          <table:table-cell table:number-columns-repeated="14"/>
        </table:table-row>
        <table:table-row table:style-name="ro1">
          <table:table-cell office:value-type="time" office:time-value="PT15H34M59.999999998S" calcext:value-type="time">
            <text:p>15:34:59</text:p>
          </table:table-cell>
          <table:table-cell table:number-columns-repeated="14"/>
        </table:table-row>
        <table:table-row table:style-name="ro1">
          <table:table-cell office:value-type="time" office:time-value="PT15H35M59.999999998S" calcext:value-type="time">
            <text:p>15:35:59</text:p>
          </table:table-cell>
          <table:table-cell table:number-columns-repeated="14"/>
        </table:table-row>
        <table:table-row table:style-name="ro1">
          <table:table-cell office:value-type="time" office:time-value="PT15H36M59.999999998S" calcext:value-type="time">
            <text:p>15:36:59</text:p>
          </table:table-cell>
          <table:table-cell table:number-columns-repeated="14"/>
        </table:table-row>
        <table:table-row table:style-name="ro1">
          <table:table-cell office:value-type="time" office:time-value="PT15H37M59.999999998S" calcext:value-type="time">
            <text:p>15:37:59</text:p>
          </table:table-cell>
          <table:table-cell table:number-columns-repeated="14"/>
        </table:table-row>
        <table:table-row table:style-name="ro1">
          <table:table-cell office:value-type="time" office:time-value="PT15H38M59.999999998S" calcext:value-type="time">
            <text:p>15:38:59</text:p>
          </table:table-cell>
          <table:table-cell table:number-columns-repeated="14"/>
        </table:table-row>
        <table:table-row table:style-name="ro1">
          <table:table-cell office:value-type="time" office:time-value="PT15H39M59.999999998S" calcext:value-type="time">
            <text:p>15:39:59</text:p>
          </table:table-cell>
          <table:table-cell table:number-columns-repeated="14"/>
        </table:table-row>
        <table:table-row table:style-name="ro1">
          <table:table-cell office:value-type="time" office:time-value="PT15H40M59.999999998S" calcext:value-type="time">
            <text:p>15:40:59</text:p>
          </table:table-cell>
          <table:table-cell table:number-columns-repeated="14"/>
        </table:table-row>
        <table:table-row table:style-name="ro1">
          <table:table-cell office:value-type="time" office:time-value="PT15H41M59.999999998S" calcext:value-type="time">
            <text:p>15:41:59</text:p>
          </table:table-cell>
          <table:table-cell table:number-columns-repeated="14"/>
        </table:table-row>
        <table:table-row table:style-name="ro1">
          <table:table-cell office:value-type="time" office:time-value="PT15H42M59.999999998S" calcext:value-type="time">
            <text:p>15:42:59</text:p>
          </table:table-cell>
          <table:table-cell table:number-columns-repeated="14"/>
        </table:table-row>
        <table:table-row table:style-name="ro1">
          <table:table-cell office:value-type="time" office:time-value="PT15H43M59.999999998S" calcext:value-type="time">
            <text:p>15:43:59</text:p>
          </table:table-cell>
          <table:table-cell table:number-columns-repeated="14"/>
        </table:table-row>
        <table:table-row table:style-name="ro1">
          <table:table-cell office:value-type="time" office:time-value="PT15H44M59.999999998S" calcext:value-type="time">
            <text:p>15:44:59</text:p>
          </table:table-cell>
          <table:table-cell table:number-columns-repeated="14"/>
        </table:table-row>
        <table:table-row table:style-name="ro1">
          <table:table-cell office:value-type="time" office:time-value="PT15H45M59.999999998S" calcext:value-type="time">
            <text:p>15:45:59</text:p>
          </table:table-cell>
          <table:table-cell table:number-columns-repeated="14"/>
        </table:table-row>
        <table:table-row table:style-name="ro1">
          <table:table-cell office:value-type="time" office:time-value="PT15H46M59.999999998S" calcext:value-type="time">
            <text:p>15:46:59</text:p>
          </table:table-cell>
          <table:table-cell table:number-columns-repeated="14"/>
        </table:table-row>
        <table:table-row table:style-name="ro1">
          <table:table-cell office:value-type="time" office:time-value="PT15H47M59.999999998S" calcext:value-type="time">
            <text:p>15:47:59</text:p>
          </table:table-cell>
          <table:table-cell table:number-columns-repeated="14"/>
        </table:table-row>
        <table:table-row table:style-name="ro1">
          <table:table-cell office:value-type="time" office:time-value="PT15H48M59.999999998S" calcext:value-type="time">
            <text:p>15:48:59</text:p>
          </table:table-cell>
          <table:table-cell table:number-columns-repeated="14"/>
        </table:table-row>
        <table:table-row table:style-name="ro1">
          <table:table-cell office:value-type="time" office:time-value="PT15H49M59.999999998S" calcext:value-type="time">
            <text:p>15:49:59</text:p>
          </table:table-cell>
          <table:table-cell table:number-columns-repeated="14"/>
        </table:table-row>
        <table:table-row table:style-name="ro1">
          <table:table-cell office:value-type="time" office:time-value="PT15H50M59.999999998S" calcext:value-type="time">
            <text:p>15:50:59</text:p>
          </table:table-cell>
          <table:table-cell table:number-columns-repeated="14"/>
        </table:table-row>
        <table:table-row table:style-name="ro1">
          <table:table-cell office:value-type="time" office:time-value="PT15H51M59.999999998S" calcext:value-type="time">
            <text:p>15:51:59</text:p>
          </table:table-cell>
          <table:table-cell table:number-columns-repeated="14"/>
        </table:table-row>
        <table:table-row table:style-name="ro1">
          <table:table-cell office:value-type="time" office:time-value="PT15H52M59.999999998S" calcext:value-type="time">
            <text:p>15:52:59</text:p>
          </table:table-cell>
          <table:table-cell table:number-columns-repeated="14"/>
        </table:table-row>
        <table:table-row table:style-name="ro1">
          <table:table-cell office:value-type="time" office:time-value="PT15H53M59.999999998S" calcext:value-type="time">
            <text:p>15:53:59</text:p>
          </table:table-cell>
          <table:table-cell table:number-columns-repeated="14"/>
        </table:table-row>
        <table:table-row table:style-name="ro1">
          <table:table-cell office:value-type="time" office:time-value="PT15H54M59.999999998S" calcext:value-type="time">
            <text:p>15:54:59</text:p>
          </table:table-cell>
          <table:table-cell table:number-columns-repeated="14"/>
        </table:table-row>
        <table:table-row table:style-name="ro1">
          <table:table-cell office:value-type="time" office:time-value="PT15H55M59.999999998S" calcext:value-type="time">
            <text:p>15:55:59</text:p>
          </table:table-cell>
          <table:table-cell table:number-columns-repeated="14"/>
        </table:table-row>
        <table:table-row table:style-name="ro1">
          <table:table-cell office:value-type="time" office:time-value="PT15H56M59.999999998S" calcext:value-type="time">
            <text:p>15:56:59</text:p>
          </table:table-cell>
          <table:table-cell table:number-columns-repeated="14"/>
        </table:table-row>
        <table:table-row table:style-name="ro1">
          <table:table-cell office:value-type="time" office:time-value="PT15H57M59.999999998S" calcext:value-type="time">
            <text:p>15:57:59</text:p>
          </table:table-cell>
          <table:table-cell table:number-columns-repeated="14"/>
        </table:table-row>
        <table:table-row table:style-name="ro1">
          <table:table-cell office:value-type="time" office:time-value="PT15H58M59.999999998S" calcext:value-type="time">
            <text:p>15:58:59</text:p>
          </table:table-cell>
          <table:table-cell table:number-columns-repeated="14"/>
        </table:table-row>
        <table:table-row table:style-name="ro1">
          <table:table-cell office:value-type="time" office:time-value="PT15H59M59.999999998S" calcext:value-type="time">
            <text:p>15:59:59</text:p>
          </table:table-cell>
          <table:table-cell table:number-columns-repeated="14"/>
        </table:table-row>
        <table:table-row table:style-name="ro1">
          <table:table-cell office:value-type="time" office:time-value="PT16H00M59.999999998S" calcext:value-type="time">
            <text:p>16:00:59</text:p>
          </table:table-cell>
          <table:table-cell table:number-columns-repeated="14"/>
        </table:table-row>
        <table:table-row table:style-name="ro1">
          <table:table-cell office:value-type="time" office:time-value="PT16H01M59.999999998S" calcext:value-type="time">
            <text:p>16:01:59</text:p>
          </table:table-cell>
          <table:table-cell table:number-columns-repeated="14"/>
        </table:table-row>
        <table:table-row table:style-name="ro1">
          <table:table-cell office:value-type="time" office:time-value="PT16H02M59.999999998S" calcext:value-type="time">
            <text:p>16:02:59</text:p>
          </table:table-cell>
          <table:table-cell table:number-columns-repeated="14"/>
        </table:table-row>
        <table:table-row table:style-name="ro1">
          <table:table-cell office:value-type="time" office:time-value="PT16H03M59.999999998S" calcext:value-type="time">
            <text:p>16:03:59</text:p>
          </table:table-cell>
          <table:table-cell table:number-columns-repeated="14"/>
        </table:table-row>
        <table:table-row table:style-name="ro1">
          <table:table-cell office:value-type="time" office:time-value="PT16H04M59.999999998S" calcext:value-type="time">
            <text:p>16:04:59</text:p>
          </table:table-cell>
          <table:table-cell table:number-columns-repeated="14"/>
        </table:table-row>
        <table:table-row table:style-name="ro1">
          <table:table-cell office:value-type="time" office:time-value="PT16H05M59.999999998S" calcext:value-type="time">
            <text:p>16:05:59</text:p>
          </table:table-cell>
          <table:table-cell table:number-columns-repeated="14"/>
        </table:table-row>
        <table:table-row table:style-name="ro1">
          <table:table-cell office:value-type="time" office:time-value="PT16H06M59.999999998S" calcext:value-type="time">
            <text:p>16:06:59</text:p>
          </table:table-cell>
          <table:table-cell table:number-columns-repeated="14"/>
        </table:table-row>
        <table:table-row table:style-name="ro1">
          <table:table-cell office:value-type="time" office:time-value="PT16H07M59.999999998S" calcext:value-type="time">
            <text:p>16:07:59</text:p>
          </table:table-cell>
          <table:table-cell table:number-columns-repeated="14"/>
        </table:table-row>
        <table:table-row table:style-name="ro1">
          <table:table-cell office:value-type="time" office:time-value="PT16H08M59.999999998S" calcext:value-type="time">
            <text:p>16:08:59</text:p>
          </table:table-cell>
          <table:table-cell table:number-columns-repeated="14"/>
        </table:table-row>
        <table:table-row table:style-name="ro1">
          <table:table-cell office:value-type="time" office:time-value="PT16H09M59.999999998S" calcext:value-type="time">
            <text:p>16:09:59</text:p>
          </table:table-cell>
          <table:table-cell table:number-columns-repeated="14"/>
        </table:table-row>
        <table:table-row table:style-name="ro1">
          <table:table-cell office:value-type="time" office:time-value="PT16H10M59.999999998S" calcext:value-type="time">
            <text:p>16:10:59</text:p>
          </table:table-cell>
          <table:table-cell table:number-columns-repeated="14"/>
        </table:table-row>
        <table:table-row table:style-name="ro1">
          <table:table-cell office:value-type="time" office:time-value="PT16H11M59.999999998S" calcext:value-type="time">
            <text:p>16:11:59</text:p>
          </table:table-cell>
          <table:table-cell table:number-columns-repeated="14"/>
        </table:table-row>
        <table:table-row table:style-name="ro1">
          <table:table-cell office:value-type="time" office:time-value="PT16H12M59.999999998S" calcext:value-type="time">
            <text:p>16:12:59</text:p>
          </table:table-cell>
          <table:table-cell table:number-columns-repeated="14"/>
        </table:table-row>
        <table:table-row table:style-name="ro1">
          <table:table-cell office:value-type="time" office:time-value="PT16H13M59.999999998S" calcext:value-type="time">
            <text:p>16:13:59</text:p>
          </table:table-cell>
          <table:table-cell table:number-columns-repeated="14"/>
        </table:table-row>
        <table:table-row table:style-name="ro1">
          <table:table-cell office:value-type="time" office:time-value="PT16H14M59.999999998S" calcext:value-type="time">
            <text:p>16:14:59</text:p>
          </table:table-cell>
          <table:table-cell table:number-columns-repeated="14"/>
        </table:table-row>
        <table:table-row table:style-name="ro1">
          <table:table-cell office:value-type="time" office:time-value="PT16H15M59.999999998S" calcext:value-type="time">
            <text:p>16:15:59</text:p>
          </table:table-cell>
          <table:table-cell table:number-columns-repeated="14"/>
        </table:table-row>
        <table:table-row table:style-name="ro1">
          <table:table-cell office:value-type="time" office:time-value="PT16H16M59.999999998S" calcext:value-type="time">
            <text:p>16:16:59</text:p>
          </table:table-cell>
          <table:table-cell table:number-columns-repeated="14"/>
        </table:table-row>
        <table:table-row table:style-name="ro1">
          <table:table-cell office:value-type="time" office:time-value="PT16H17M59.999999998S" calcext:value-type="time">
            <text:p>16:17:59</text:p>
          </table:table-cell>
          <table:table-cell table:number-columns-repeated="14"/>
        </table:table-row>
        <table:table-row table:style-name="ro1">
          <table:table-cell office:value-type="time" office:time-value="PT16H18M59.999999998S" calcext:value-type="time">
            <text:p>16:18:59</text:p>
          </table:table-cell>
          <table:table-cell table:number-columns-repeated="14"/>
        </table:table-row>
        <table:table-row table:style-name="ro1">
          <table:table-cell office:value-type="time" office:time-value="PT16H19M59.999999998S" calcext:value-type="time">
            <text:p>16:19:59</text:p>
          </table:table-cell>
          <table:table-cell table:number-columns-repeated="14"/>
        </table:table-row>
        <table:table-row table:style-name="ro1">
          <table:table-cell office:value-type="time" office:time-value="PT16H20M59.999999998S" calcext:value-type="time">
            <text:p>16:20:59</text:p>
          </table:table-cell>
          <table:table-cell table:number-columns-repeated="14"/>
        </table:table-row>
        <table:table-row table:style-name="ro1">
          <table:table-cell office:value-type="time" office:time-value="PT16H21M59.999999998S" calcext:value-type="time">
            <text:p>16:21:59</text:p>
          </table:table-cell>
          <table:table-cell table:number-columns-repeated="14"/>
        </table:table-row>
        <table:table-row table:style-name="ro1">
          <table:table-cell office:value-type="time" office:time-value="PT16H22M59.999999998S" calcext:value-type="time">
            <text:p>16:22:59</text:p>
          </table:table-cell>
          <table:table-cell table:number-columns-repeated="14"/>
        </table:table-row>
        <table:table-row table:style-name="ro1">
          <table:table-cell office:value-type="time" office:time-value="PT16H23M59.999999998S" calcext:value-type="time">
            <text:p>16:23:59</text:p>
          </table:table-cell>
          <table:table-cell table:number-columns-repeated="14"/>
        </table:table-row>
        <table:table-row table:style-name="ro1">
          <table:table-cell office:value-type="time" office:time-value="PT16H24M59.999999998S" calcext:value-type="time">
            <text:p>16:24:59</text:p>
          </table:table-cell>
          <table:table-cell table:number-columns-repeated="14"/>
        </table:table-row>
        <table:table-row table:style-name="ro1">
          <table:table-cell office:value-type="time" office:time-value="PT16H25M59.999999998S" calcext:value-type="time">
            <text:p>16:25:59</text:p>
          </table:table-cell>
          <table:table-cell table:number-columns-repeated="14"/>
        </table:table-row>
        <table:table-row table:style-name="ro1">
          <table:table-cell office:value-type="time" office:time-value="PT16H26M59.999999998S" calcext:value-type="time">
            <text:p>16:26:59</text:p>
          </table:table-cell>
          <table:table-cell table:number-columns-repeated="14"/>
        </table:table-row>
        <table:table-row table:style-name="ro1">
          <table:table-cell office:value-type="time" office:time-value="PT16H27M59.999999998S" calcext:value-type="time">
            <text:p>16:27:59</text:p>
          </table:table-cell>
          <table:table-cell table:number-columns-repeated="14"/>
        </table:table-row>
        <table:table-row table:style-name="ro1">
          <table:table-cell office:value-type="time" office:time-value="PT16H28M59.999999998S" calcext:value-type="time">
            <text:p>16:28:59</text:p>
          </table:table-cell>
          <table:table-cell table:number-columns-repeated="14"/>
        </table:table-row>
        <table:table-row table:style-name="ro1">
          <table:table-cell office:value-type="time" office:time-value="PT16H29M59.999999998S" calcext:value-type="time">
            <text:p>16:29:59</text:p>
          </table:table-cell>
          <table:table-cell table:number-columns-repeated="14"/>
        </table:table-row>
        <table:table-row table:style-name="ro1">
          <table:table-cell office:value-type="time" office:time-value="PT16H30M59.999999998S" calcext:value-type="time">
            <text:p>16:30:59</text:p>
          </table:table-cell>
          <table:table-cell table:number-columns-repeated="14"/>
        </table:table-row>
        <table:table-row table:style-name="ro1">
          <table:table-cell office:value-type="time" office:time-value="PT16H31M59.999999998S" calcext:value-type="time">
            <text:p>16:31:59</text:p>
          </table:table-cell>
          <table:table-cell table:number-columns-repeated="14"/>
        </table:table-row>
        <table:table-row table:style-name="ro1">
          <table:table-cell office:value-type="time" office:time-value="PT16H32M59.999999998S" calcext:value-type="time">
            <text:p>16:32:59</text:p>
          </table:table-cell>
          <table:table-cell table:number-columns-repeated="14"/>
        </table:table-row>
        <table:table-row table:style-name="ro1">
          <table:table-cell office:value-type="time" office:time-value="PT16H33M59.999999998S" calcext:value-type="time">
            <text:p>16:33:59</text:p>
          </table:table-cell>
          <table:table-cell table:number-columns-repeated="14"/>
        </table:table-row>
        <table:table-row table:style-name="ro1">
          <table:table-cell office:value-type="time" office:time-value="PT16H34M59.999999998S" calcext:value-type="time">
            <text:p>16:34:59</text:p>
          </table:table-cell>
          <table:table-cell table:number-columns-repeated="14"/>
        </table:table-row>
        <table:table-row table:style-name="ro1">
          <table:table-cell office:value-type="time" office:time-value="PT16H35M59.999999998S" calcext:value-type="time">
            <text:p>16:35:59</text:p>
          </table:table-cell>
          <table:table-cell table:number-columns-repeated="14"/>
        </table:table-row>
        <table:table-row table:style-name="ro1">
          <table:table-cell office:value-type="time" office:time-value="PT16H36M59.999999998S" calcext:value-type="time">
            <text:p>16:36:59</text:p>
          </table:table-cell>
          <table:table-cell table:number-columns-repeated="14"/>
        </table:table-row>
        <table:table-row table:style-name="ro1">
          <table:table-cell office:value-type="time" office:time-value="PT16H37M59.999999998S" calcext:value-type="time">
            <text:p>16:37:59</text:p>
          </table:table-cell>
          <table:table-cell table:number-columns-repeated="14"/>
        </table:table-row>
        <table:table-row table:style-name="ro1">
          <table:table-cell office:value-type="time" office:time-value="PT16H38M59.999999998S" calcext:value-type="time">
            <text:p>16:38:59</text:p>
          </table:table-cell>
          <table:table-cell table:number-columns-repeated="14"/>
        </table:table-row>
        <table:table-row table:style-name="ro1">
          <table:table-cell office:value-type="time" office:time-value="PT16H39M59.999999998S" calcext:value-type="time">
            <text:p>16:39:59</text:p>
          </table:table-cell>
          <table:table-cell table:number-columns-repeated="14"/>
        </table:table-row>
        <table:table-row table:style-name="ro1">
          <table:table-cell office:value-type="time" office:time-value="PT16H40M59.999999998S" calcext:value-type="time">
            <text:p>16:40:59</text:p>
          </table:table-cell>
          <table:table-cell table:number-columns-repeated="14"/>
        </table:table-row>
        <table:table-row table:style-name="ro1">
          <table:table-cell office:value-type="time" office:time-value="PT16H41M59.999999998S" calcext:value-type="time">
            <text:p>16:41:59</text:p>
          </table:table-cell>
          <table:table-cell table:number-columns-repeated="14"/>
        </table:table-row>
        <table:table-row table:style-name="ro1">
          <table:table-cell office:value-type="time" office:time-value="PT16H42M59.999999998S" calcext:value-type="time">
            <text:p>16:42:59</text:p>
          </table:table-cell>
          <table:table-cell table:number-columns-repeated="14"/>
        </table:table-row>
        <table:table-row table:style-name="ro1">
          <table:table-cell office:value-type="time" office:time-value="PT16H43M59.999999998S" calcext:value-type="time">
            <text:p>16:43:59</text:p>
          </table:table-cell>
          <table:table-cell table:number-columns-repeated="14"/>
        </table:table-row>
        <table:table-row table:style-name="ro1">
          <table:table-cell office:value-type="time" office:time-value="PT16H44M59.999999998S" calcext:value-type="time">
            <text:p>16:44:59</text:p>
          </table:table-cell>
          <table:table-cell table:number-columns-repeated="14"/>
        </table:table-row>
        <table:table-row table:style-name="ro1">
          <table:table-cell office:value-type="time" office:time-value="PT16H45M59.999999998S" calcext:value-type="time">
            <text:p>16:45:59</text:p>
          </table:table-cell>
          <table:table-cell table:number-columns-repeated="14"/>
        </table:table-row>
        <table:table-row table:style-name="ro1">
          <table:table-cell office:value-type="time" office:time-value="PT16H46M59.999999998S" calcext:value-type="time">
            <text:p>16:46:59</text:p>
          </table:table-cell>
          <table:table-cell table:number-columns-repeated="14"/>
        </table:table-row>
        <table:table-row table:style-name="ro1">
          <table:table-cell office:value-type="time" office:time-value="PT16H47M59.999999998S" calcext:value-type="time">
            <text:p>16:47:59</text:p>
          </table:table-cell>
          <table:table-cell table:number-columns-repeated="14"/>
        </table:table-row>
        <table:table-row table:style-name="ro1">
          <table:table-cell office:value-type="time" office:time-value="PT16H48M59.999999998S" calcext:value-type="time">
            <text:p>16:48:59</text:p>
          </table:table-cell>
          <table:table-cell table:number-columns-repeated="14"/>
        </table:table-row>
        <table:table-row table:style-name="ro1">
          <table:table-cell office:value-type="time" office:time-value="PT16H49M59.999999998S" calcext:value-type="time">
            <text:p>16:49:59</text:p>
          </table:table-cell>
          <table:table-cell table:number-columns-repeated="14"/>
        </table:table-row>
        <table:table-row table:style-name="ro1">
          <table:table-cell office:value-type="time" office:time-value="PT16H50M59.999999997S" calcext:value-type="time">
            <text:p>16:50:59</text:p>
          </table:table-cell>
          <table:table-cell table:number-columns-repeated="14"/>
        </table:table-row>
        <table:table-row table:style-name="ro1">
          <table:table-cell office:value-type="time" office:time-value="PT16H51M59.999999997S" calcext:value-type="time">
            <text:p>16:51:59</text:p>
          </table:table-cell>
          <table:table-cell table:number-columns-repeated="14"/>
        </table:table-row>
        <table:table-row table:style-name="ro1">
          <table:table-cell office:value-type="time" office:time-value="PT16H52M59.999999997S" calcext:value-type="time">
            <text:p>16:52:59</text:p>
          </table:table-cell>
          <table:table-cell table:number-columns-repeated="14"/>
        </table:table-row>
        <table:table-row table:style-name="ro1">
          <table:table-cell office:value-type="time" office:time-value="PT16H53M59.999999997S" calcext:value-type="time">
            <text:p>16:53:5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4-26T10:41:53.162082107</meta:creation-date>
    <dc:date>2022-04-27T13:52:56.762124558</dc:date>
    <meta:editing-duration>PT1H30M10S</meta:editing-duration>
    <meta:editing-cycles>1</meta:editing-cycles>
    <meta:document-statistic meta:table-count="1" meta:cell-count="1352" meta:object-count="0"/>
    <meta:generator>LibreOffice/6.3.4.2$Linux_X86_64 LibreOffice_project/30$Build-2</meta:generator>
  </office:meta>
</office:document-meta>
</file>